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statusbar/"/>
  <manifest:file-entry manifest:media-type="" manifest:full-path="Object 41/floater/"/>
  <manifest:file-entry manifest:media-type="" manifest:full-path="Object 41/popupmenu/"/>
  <manifest:file-entry manifest:media-type="text/xml" manifest:full-path="Object 41/content.xml"/>
  <manifest:file-entry manifest:media-type="" manifest:full-path="Object 41/progressbar/"/>
  <manifest:file-entry manifest:media-type="" manifest:full-path="Object 41/menubar/"/>
  <manifest:file-entry manifest:media-type="" manifest:full-path="Object 41/toolbar/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binary" manifest:full-path="layout-cache"/>
  <manifest:file-entry manifest:media-type="text/xml" manifest:full-path="content.xml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statusbar/"/>
  <manifest:file-entry manifest:media-type="" manifest:full-path="Object 51/floater/"/>
  <manifest:file-entry manifest:media-type="" manifest:full-path="Object 51/popupmenu/"/>
  <manifest:file-entry manifest:media-type="text/xml" manifest:full-path="Object 51/content.xml"/>
  <manifest:file-entry manifest:media-type="" manifest:full-path="Object 51/progressbar/"/>
  <manifest:file-entry manifest:media-type="" manifest:full-path="Object 51/menubar/"/>
  <manifest:file-entry manifest:media-type="" manifest:full-path="Object 51/toolbar/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application/rdf+xml" manifest:full-path="manifest.rdf"/>
  <manifest:file-entry manifest:media-type="application/x-openoffice-gdimetafile;windows_formatname=&quot;GDIMetaFile&quot;" manifest:full-path="ObjectReplacements/Object 40"/>
  <manifest:file-entry manifest:media-type="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" manifest:full-path="ObjectReplacements/Object 48"/>
  <manifest:file-entry manifest:media-type="application/x-openoffice-gdimetafile;windows_formatname=&quot;GDIMetaFile&quot;" manifest:full-path="ObjectReplacements/Object 49"/>
  <manifest:file-entry manifest:media-type="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Object 30"/>
  <manifest:file-entry manifest:media-type="" manifest:full-path="ObjectReplacements/Object 31"/>
  <manifest:file-entry manifest:media-type="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statusba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settings.xml"/>
  <manifest:file-entry manifest:media-type="application/vnd.oasis.opendocument.graphics" manifest:version="1.2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settings.xml"/>
  <manifest:file-entry manifest:media-type="application/vnd.oasis.opendocument.graphics" manifest:version="1.2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statusbar/"/>
  <manifest:file-entry manifest:media-type="" manifest:full-path="Object 32/floater/"/>
  <manifest:file-entry manifest:media-type="" manifest:full-path="Object 32/popupmenu/"/>
  <manifest:file-entry manifest:media-type="text/xml" manifest:full-path="Object 32/content.xml"/>
  <manifest:file-entry manifest:media-type="" manifest:full-path="Object 32/progressbar/"/>
  <manifest:file-entry manifest:media-type="" manifest:full-path="Object 32/menubar/"/>
  <manifest:file-entry manifest:media-type="" manifest:full-path="Object 32/toolbar/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 style:font-family-generic="roman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0.741cm" style:rel-column-width="2856*"/>
    </style:style>
    <style:style style:name="Table2.B" style:family="table-column">
      <style:table-column-properties style:column-width="0.476cm" style:rel-column-width="1836*"/>
    </style:style>
    <style:style style:name="Table2.C" style:family="table-column">
      <style:table-column-properties style:column-width="0.318cm" style:rel-column-width="1224*"/>
    </style:style>
    <style:style style:name="Table2.E" style:family="table-column">
      <style:table-column-properties style:column-width="0.344cm" style:rel-column-width="1326*"/>
    </style:style>
    <style:style style:name="Table2.G" style:family="table-column">
      <style:table-column-properties style:column-width="0.37cm" style:rel-column-width="1428*"/>
    </style:style>
    <style:style style:name="Table2.I" style:family="table-column">
      <style:table-column-properties style:column-width="0.556cm" style:rel-column-width="2142*"/>
    </style:style>
    <style:style style:name="Table2.J" style:family="table-column">
      <style:table-column-properties style:column-width="0.503cm" style:rel-column-width="1938*"/>
    </style:style>
    <style:style style:name="Table2.L" style:family="table-column">
      <style:table-column-properties style:column-width="12.368cm" style:rel-column-width="476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L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H2" style:family="table-cell">
      <style:table-cell-properties fo:padding="0.097cm" fo:border-left="0.002cm solid #000000" fo:border-right="none" fo:border-top="none" fo:border-bottom="0.002cm solid #000000"/>
    </style:style>
    <style:style style:name="Table2.L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15a40f" officeooo:paragraph-rsid="0015a40f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27b05a" officeooo:paragraph-rsid="0027b05a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2fb65b" officeooo:paragraph-rsid="002fb65b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paragraph-rsid="00345522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paragraph-rsid="00364d64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345522" officeooo:paragraph-rsid="00345522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169e08" officeooo:paragraph-rsid="00169e08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officeooo:paragraph-rsid="002751a5"/>
    </style:style>
    <style:style style:name="P12" style:family="paragraph" style:parent-style-name="Standard">
      <style:text-properties style:text-underline-style="solid" style:text-underline-width="auto" style:text-underline-color="font-color" officeooo:rsid="00278098" officeooo:paragraph-rsid="00278098"/>
    </style:style>
    <style:style style:name="P13" style:family="paragraph" style:parent-style-name="Standard">
      <style:text-properties style:text-underline-style="solid" style:text-underline-width="auto" style:text-underline-color="font-color" officeooo:rsid="00321bff" officeooo:paragraph-rsid="00321bff"/>
    </style:style>
    <style:style style:name="P14" style:family="paragraph" style:parent-style-name="Standard">
      <style:text-properties style:text-underline-style="none"/>
    </style:style>
    <style:style style:name="P15" style:family="paragraph" style:parent-style-name="Standard">
      <style:text-properties style:text-underline-style="none" fo:font-weight="normal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paragraph-rsid="00222c0f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paragraph-rsid="0022fb5a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5a40f" officeooo:paragraph-rsid="0027b05a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7b05a" officeooo:paragraph-rsid="0027b05a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27b05a" officeooo:paragraph-rsid="002a97b1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27b05a" officeooo:paragraph-rsid="002c695d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27b05a" officeooo:paragraph-rsid="0037f5f4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27b05a" officeooo:paragraph-rsid="0039cf68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27b05a" officeooo:paragraph-rsid="003ae416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27b05a" officeooo:paragraph-rsid="003b4d73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paragraph-rsid="002e5ee0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paragraph-rsid="002fb65b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2fb65b" officeooo:paragraph-rsid="002fb65b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2c695d" officeooo:paragraph-rsid="002c695d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345522" officeooo:paragraph-rsid="00364d64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345522" officeooo:paragraph-rsid="00345522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37f5f4" officeooo:paragraph-rsid="0037f5f4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37f5f4" officeooo:paragraph-rsid="0039cf68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37f5f4" officeooo:paragraph-rsid="0041d797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3a53c9" officeooo:paragraph-rsid="003a53c9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3e6729" officeooo:paragraph-rsid="003e6729" style:font-weight-asian="normal" style:font-weight-complex="normal"/>
    </style:style>
    <style:style style:name="P37" style:family="paragraph" style:parent-style-name="Standard">
      <style:text-properties style:text-underline-style="none" fo:font-weight="bold" officeooo:rsid="0015a40f" officeooo:paragraph-rsid="0015a40f" style:font-weight-asian="bold" style:font-weight-complex="bold"/>
    </style:style>
    <style:style style:name="P38" style:family="paragraph" style:parent-style-name="Standard">
      <style:text-properties style:text-position="0% 100%" style:text-underline-style="none" fo:font-weight="normal" officeooo:rsid="00230f4e" officeooo:paragraph-rsid="00230f4e" style:font-weight-asian="normal" style:font-weight-complex="normal"/>
    </style:style>
    <style:style style:name="P39" style:family="paragraph" style:parent-style-name="Standard">
      <style:text-properties fo:font-weight="normal" officeooo:paragraph-rsid="003ae416" style:font-weight-asian="normal" style:font-weight-complex="normal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paragraph-rsid="00193008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paragraph-rsid="001f2515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paragraph-rsid="001e9786" style:font-weight-asian="bold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169e08" officeooo:paragraph-rsid="00169e08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color="#280099" fo:font-weight="bold" officeooo:rsid="00169e08" officeooo:paragraph-rsid="00169e08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color="#0000ff" fo:font-weight="bold" officeooo:rsid="00169e08" officeooo:paragraph-rsid="00169e08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ff0000" fo:font-weight="bold" officeooo:rsid="00169e08" officeooo:paragraph-rsid="00169e08" style:font-weight-asian="bold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color="#4700b8" fo:font-weight="bold" officeooo:rsid="00169e08" officeooo:paragraph-rsid="00169e08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color="#23ff23" fo:font-weight="bold" officeooo:rsid="00169e08" officeooo:paragraph-rsid="00169e08" style:font-weight-asian="bold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color="#2300dc" fo:font-weight="bold" officeooo:rsid="00169e08" officeooo:paragraph-rsid="00169e08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color="#00ff00" fo:font-weight="bold" officeooo:rsid="00169e08" officeooo:paragraph-rsid="00169e08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color="#ffff00" fo:font-weight="bold" officeooo:rsid="00169e08" officeooo:paragraph-rsid="00169e08" style:font-weight-asian="bold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color="#2323dc" fo:font-weight="bold" officeooo:rsid="00169e08" officeooo:paragraph-rsid="00169e08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color="#800080" fo:font-weight="bold" officeooo:rsid="00169e08" officeooo:paragraph-rsid="00169e08" style:font-weight-asian="bold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fo:color="#0047ff" fo:font-weight="bold" officeooo:rsid="00169e08" officeooo:paragraph-rsid="00169e08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color="#ff950e" fo:font-weight="bold" officeooo:rsid="00169e08" officeooo:paragraph-rsid="00169e08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color="#ff00ff" fo:font-weight="bold" officeooo:rsid="00169e08" officeooo:paragraph-rsid="00169e08" style:font-weight-asian="bold" style:font-weight-complex="bold"/>
    </style:style>
    <style:style style:name="P59" style:family="paragraph" style:parent-style-name="Standard">
      <style:text-properties style:text-underline-style="solid" style:text-underline-width="auto" style:text-underline-color="font-color" fo:font-weight="normal" officeooo:rsid="003ff104" officeooo:paragraph-rsid="003ff104" style:font-weight-asian="normal" style:font-weight-complex="normal"/>
    </style:style>
    <style:style style:name="P60" style:family="paragraph" style:parent-style-name="Standard">
      <style:text-properties fo:font-weight="normal" officeooo:paragraph-rsid="0044e730" style:font-weight-asian="normal" style:font-weight-complex="normal"/>
    </style:style>
    <style:style style:name="P61" style:family="paragraph" style:parent-style-name="Standard">
      <style:text-properties style:text-underline-style="none" fo:font-weight="normal" officeooo:rsid="0037f5f4" officeooo:paragraph-rsid="0046bffd" style:font-weight-asian="normal" style:font-weight-complex="normal"/>
    </style:style>
    <style:style style:name="T1" style:family="text">
      <style:text-properties officeooo:rsid="00169e08"/>
    </style:style>
    <style:style style:name="T2" style:family="text">
      <style:text-properties fo:color="#0000ff" officeooo:rsid="00169e08"/>
    </style:style>
    <style:style style:name="T3" style:family="text">
      <style:text-properties fo:color="#0000ff" officeooo:rsid="00174405"/>
    </style:style>
    <style:style style:name="T4" style:family="text">
      <style:text-properties fo:color="#0000ff" style:text-position="0% 100%" fo:font-weight="bold" officeooo:rsid="00222c0f" style:font-weight-asian="bold" style:font-weight-complex="bold"/>
    </style:style>
    <style:style style:name="T5" style:family="text">
      <style:text-properties fo:color="#ff0000" officeooo:rsid="00169e08"/>
    </style:style>
    <style:style style:name="T6" style:family="text">
      <style:text-properties fo:color="#ff0000" officeooo:rsid="00174405"/>
    </style:style>
    <style:style style:name="T7" style:family="text">
      <style:text-properties fo:color="#ff0000" style:text-position="0% 100%" fo:font-weight="bold" officeooo:rsid="00222c0f" style:font-weight-asian="bold" style:font-weight-complex="bold"/>
    </style:style>
    <style:style style:name="T8" style:family="text">
      <style:text-properties officeooo:rsid="00174405"/>
    </style:style>
    <style:style style:name="T9" style:family="text">
      <style:text-properties fo:color="#000000" officeooo:rsid="00174405"/>
    </style:style>
    <style:style style:name="T10" style:family="text">
      <style:text-properties fo:color="#000000" style:font-name="Liberation Serif1" officeooo:rsid="00193008"/>
    </style:style>
    <style:style style:name="T11" style:family="text">
      <style:text-properties fo:color="#00ff00" officeooo:rsid="00174405"/>
    </style:style>
    <style:style style:name="T12" style:family="text">
      <style:text-properties fo:color="#00ff00" style:text-position="0% 100%" fo:font-weight="bold" officeooo:rsid="00222c0f" style:font-weight-asian="bold" style:font-weight-complex="bold"/>
    </style:style>
    <style:style style:name="T13" style:family="text">
      <style:text-properties fo:color="#ffff00" officeooo:rsid="00174405"/>
    </style:style>
    <style:style style:name="T14" style:family="text">
      <style:text-properties fo:color="#800080" officeooo:rsid="00174405"/>
    </style:style>
    <style:style style:name="T15" style:family="text">
      <style:text-properties fo:color="#ff950e" officeooo:rsid="00174405"/>
    </style:style>
    <style:style style:name="T16" style:family="text">
      <style:text-properties fo:color="#ff950e" officeooo:rsid="001d04a0"/>
    </style:style>
    <style:style style:name="T17" style:family="text">
      <style:text-properties fo:color="#ff00ff" officeooo:rsid="00174405"/>
    </style:style>
    <style:style style:name="T18" style:family="text">
      <style:text-properties style:font-name="Liberation Serif1" officeooo:rsid="00193008"/>
    </style:style>
    <style:style style:name="T19" style:family="text">
      <style:text-properties fo:font-weight="bold" officeooo:rsid="00206f30" style:font-weight-asian="bold" style:font-weight-complex="bold"/>
    </style:style>
    <style:style style:name="T20" style:family="text">
      <style:text-properties fo:font-weight="bold" officeooo:rsid="00222c0f" style:font-weight-asian="bold" style:font-weight-complex="bold"/>
    </style:style>
    <style:style style:name="T21" style:family="text">
      <style:text-properties style:text-position="super 58%" fo:font-weight="bold" officeooo:rsid="00222c0f" style:font-weight-asian="bold" style:font-weight-complex="bold"/>
    </style:style>
    <style:style style:name="T22" style:family="text">
      <style:text-properties style:text-position="super 58%" officeooo:rsid="002fb65b"/>
    </style:style>
    <style:style style:name="T23" style:family="text">
      <style:text-properties fo:color="#0047ff" style:text-position="super 58%" officeooo:rsid="00174405"/>
    </style:style>
    <style:style style:name="T24" style:family="text">
      <style:text-properties fo:color="#2323dc" style:text-position="super 58%" officeooo:rsid="00174405"/>
    </style:style>
    <style:style style:name="T25" style:family="text">
      <style:text-properties fo:color="#2300dc" style:text-position="super 58%" style:font-name="Liberation Serif1" officeooo:rsid="001d04a0"/>
    </style:style>
    <style:style style:name="T26" style:family="text">
      <style:text-properties fo:color="#4700b8" style:text-position="super 58%" style:font-name="Liberation Serif1" officeooo:rsid="001e9786"/>
    </style:style>
    <style:style style:name="T27" style:family="text">
      <style:text-properties fo:color="#280099" style:text-position="super 58%" style:font-name="Liberation Serif1" officeooo:rsid="001d04a0"/>
    </style:style>
    <style:style style:name="T28" style:family="text">
      <style:text-properties officeooo:rsid="00206f30"/>
    </style:style>
    <style:style style:name="T29" style:family="text">
      <style:text-properties style:text-underline-style="solid" style:text-underline-width="auto" style:text-underline-color="font-color" fo:font-weight="bold" officeooo:rsid="00206f30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officeooo:rsid="00206f30"/>
    </style:style>
    <style:style style:name="T31" style:family="text">
      <style:text-properties style:text-underline-style="solid" style:text-underline-width="auto" style:text-underline-color="font-color" officeooo:rsid="003ff104"/>
    </style:style>
    <style:style style:name="T32" style:family="text">
      <style:text-properties officeooo:rsid="00222c0f"/>
    </style:style>
    <style:style style:name="T33" style:family="text">
      <style:text-properties style:text-position="0% 100%" fo:font-weight="bold" officeooo:rsid="00222c0f" style:font-weight-asian="bold" style:font-weight-complex="bold"/>
    </style:style>
    <style:style style:name="T34" style:family="text">
      <style:text-properties style:text-position="0% 100%" officeooo:rsid="002fb65b"/>
    </style:style>
    <style:style style:name="T35" style:family="text">
      <style:text-properties style:text-position="0% 100%" officeooo:rsid="003d2493"/>
    </style:style>
    <style:style style:name="T36" style:family="text">
      <style:text-properties officeooo:rsid="0022ca51"/>
    </style:style>
    <style:style style:name="T37" style:family="text">
      <style:text-properties officeooo:rsid="0027b05a"/>
    </style:style>
    <style:style style:name="T38" style:family="text">
      <style:text-properties officeooo:rsid="0028afe4"/>
    </style:style>
    <style:style style:name="T39" style:family="text">
      <style:text-properties officeooo:rsid="002a97b1"/>
    </style:style>
    <style:style style:name="T40" style:family="text">
      <style:text-properties officeooo:rsid="002c695d"/>
    </style:style>
    <style:style style:name="T41" style:family="text">
      <style:text-properties officeooo:rsid="002cddd2"/>
    </style:style>
    <style:style style:name="T42" style:family="text">
      <style:text-properties officeooo:rsid="002e5ee0"/>
    </style:style>
    <style:style style:name="T43" style:family="text">
      <style:text-properties officeooo:rsid="002fb65b"/>
    </style:style>
    <style:style style:name="T44" style:family="text">
      <style:text-properties style:text-underline-style="none" officeooo:rsid="00345522"/>
    </style:style>
    <style:style style:name="T45" style:family="text">
      <style:text-properties style:text-underline-style="none" officeooo:rsid="00364d64"/>
    </style:style>
    <style:style style:name="T46" style:family="text">
      <style:text-properties style:text-underline-style="none" officeooo:rsid="003ae416"/>
    </style:style>
    <style:style style:name="T47" style:family="text">
      <style:text-properties style:text-underline-style="none" officeooo:rsid="0027b05a"/>
    </style:style>
    <style:style style:name="T48" style:family="text">
      <style:text-properties officeooo:rsid="0037f5f4"/>
    </style:style>
    <style:style style:name="T49" style:family="text">
      <style:text-properties style:font-name="Bitstream Vera Sans Mono" fo:font-size="11pt" fo:font-style="normal" officeooo:rsid="0037f5f4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0" style:family="text">
      <style:text-properties style:font-name="Bitstream Vera Sans Mono" fo:font-size="11pt" fo:font-style="normal" officeooo:rsid="003ae416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1" style:family="text">
      <style:text-properties style:font-name="Bitstream Vera Sans Mono" fo:font-size="11pt" fo:font-style="normal" officeooo:rsid="003ff104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2" style:family="text">
      <style:text-properties style:font-name="Bitstream Vera Sans Mono" fo:font-size="11pt" fo:font-style="normal" officeooo:rsid="0046bffd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3" style:family="text">
      <style:text-properties style:font-name="Bitstream Vera Sans Mono" fo:font-size="11pt" fo:font-style="normal" officeooo:rsid="00434651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4" style:family="text">
      <style:text-properties style:font-name="Bitstream Vera Sans Mono" fo:font-size="11pt" fo:font-style="normal" style:text-underline-style="none" officeooo:rsid="003a53c9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5" style:family="text">
      <style:text-properties style:font-name="Bitstream Vera Sans Mono" fo:font-size="11pt" fo:font-style="normal" style:text-underline-style="none" officeooo:rsid="0027b05a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6" style:family="text">
      <style:text-properties style:font-name="Bitstream Vera Sans Mono" fo:font-size="11pt" fo:font-style="normal" style:text-underline-style="none" officeooo:rsid="003ae416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7" style:family="text">
      <style:text-properties style:font-name="Bitstream Vera Sans Mono" fo:font-size="11pt" fo:font-style="normal" style:text-underline-style="none" officeooo:rsid="0044e730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8" style:family="text">
      <style:text-properties officeooo:rsid="003ae416"/>
    </style:style>
    <style:style style:name="T59" style:family="text">
      <style:text-properties officeooo:rsid="003b4d73"/>
    </style:style>
    <style:style style:name="T60" style:family="text">
      <style:text-properties officeooo:rsid="003d2396"/>
    </style:style>
    <style:style style:name="T61" style:family="text">
      <style:text-properties officeooo:rsid="003ff104"/>
    </style:style>
    <style:style style:name="T62" style:family="text">
      <style:text-properties officeooo:rsid="0041d797"/>
    </style:style>
    <style:style style:name="T63" style:family="text">
      <style:text-properties officeooo:rsid="00434651"/>
    </style:style>
    <style:style style:name="T64" style:family="text">
      <style:text-properties officeooo:rsid="0043e1e6"/>
    </style:style>
    <style:style style:name="T65" style:family="text">
      <style:text-properties officeooo:rsid="0046bff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vertical-pos="middle" style:vertical-rel="baseline" style:horizontal-pos="from-left" style:horizontal-rel="paragraph" draw:ole-draw-aspect="1"/>
    </style:style>
    <style:style style:name="fr4" style:family="graphic" style:parent-style-name="Formula">
      <style:graphic-properties style:vertical-pos="middle" style:vertical-rel="text" style:horizontal-pos="from-left" style:horizontal-rel="paragraph-content" fo:padding="0.049cm" fo:border="0.035cm solid #2300dc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fo:padding="0.049cm" fo:border="0.035cm solid #ff0000" draw:ole-draw-aspect="1"/>
    </style:style>
    <style:style style:name="fr6" style:family="graphic" style:parent-style-name="Formula">
      <style:graphic-properties style:vertical-pos="middle" style:vertical-rel="text" style:horizontal-pos="from-left" style:horizontal-rel="paragraph-content" fo:padding="0.049cm" fo:border="0.035cm solid #00ae00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Notes</text:p>
      <text:p text:style-name="P10">Fractions:</text:p>
      <text:p text:style-name="P12">Addition/Subtraction:</text:p>
      <text:p text:style-name="P14"><draw:frame draw:style-name="fr1" draw:name="Object21" text:anchor-type="as-char" svg:width="6.331cm" svg:height="0.998cm" draw:z-index="5"><draw:object xlink:href="./Object 21" xlink:type="simple" xlink:show="embed" xlink:actuate="onLoad"/><draw:image xlink:href="./ObjectReplacements/Object 21" xlink:type="simple" xlink:show="embed" xlink:actuate="onLoad"/></draw:frame></text:p>
      <text:p text:style-name="P10"><draw:frame draw:style-name="fr2" draw:name="Object10" text:anchor-type="as-char" svg:y="0cm" svg:width="5.554cm" svg:height="0.997cm" draw:z-index="6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6"><text:span text:style-name="T42"><draw:frame draw:style-name="fr1" draw:name="Object33" text:anchor-type="as-char" svg:width="1.864cm" svg:height="0.997cm" draw:z-index="7"><draw:object xlink:href="./Object 33" xlink:type="simple" xlink:show="embed" xlink:actuate="onLoad"/><draw:image xlink:href="./ObjectReplacements/Object 33" xlink:type="simple" xlink:show="embed" xlink:actuate="onLoad"/></draw:frame></text:span><text:span text:style-name="T43"><draw:frame draw:style-name="fr1" draw:name="Object40" text:anchor-type="as-char" svg:width="1.767cm" svg:height="0.997cm" draw:z-index="8"><draw:object xlink:href="./Object 40" xlink:type="simple" xlink:show="embed" xlink:actuate="onLoad"/><draw:image xlink:href="./ObjectReplacements/Object 40" xlink:type="simple" xlink:show="embed" xlink:actuate="onLoad"/></draw:frame></text:span></text:p>
      <text:p text:style-name="P10"/>
      <text:p text:style-name="P10">Powers:</text:p>
      <text:p text:style-name="P1">Negative:</text:p>
      <text:p text:style-name="P14"><draw:frame draw:style-name="fr1" draw:name="Object1" text:anchor-type="as-char" svg:width="6.692cm" svg:height="1.11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Multiple powers:</text:p>
      <text:p text:style-name="P11"><draw:frame draw:style-name="fr1" draw:name="Object27" text:anchor-type="as-char" svg:width="4.817cm" svg:height="1.057cm" draw:z-index="9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1"><draw:frame draw:style-name="fr1" draw:name="Object28" text:anchor-type="as-char" svg:width="4.475cm" svg:height="1.117cm" draw:z-index="1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1"/>
      <text:p text:style-name="P13">example:</text:p>
      <text:p text:style-name="P1"><draw:frame draw:style-name="fr1" draw:name="Object2" text:anchor-type="as-char" svg:width="4.597cm" svg:height="0.52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<draw:frame draw:style-name="fr2" draw:name="Object6" text:anchor-type="as-char" svg:y="0cm" svg:width="9.394cm" svg:height="0.547cm" draw:z-index="18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/>
      <text:p text:style-name="P10">Calculus:</text:p>
      <text:p text:style-name="P1">Derivatives:</text:p>
      <text:p text:style-name="P1"><draw:frame draw:style-name="fr1" draw:name="Object4" text:anchor-type="as-char" svg:width="3.731cm" svg:height="1.117cm" draw:z-index="19"><draw:object xlink:href="./Object 4" xlink:type="simple" xlink:show="embed" xlink:actuate="onLoad"/><draw:image xlink:href="./ObjectReplacements/Object 4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Differentiation</text:p>
          </table:table-cell>
          <table:table-cell table:style-name="Table1.B1" office:value-type="string">
            <text:p text:style-name="Table_20_Contents">Integration</text:p>
          </table:table-cell>
        </table:table-row>
        <table:table-row>
          <table:table-cell table:style-name="Table1.A2" office:value-type="string">
            <text:p text:style-name="Table_20_Contents"><draw:frame draw:style-name="fr1" draw:name="Object3" text:anchor-type="as-char" svg:width="6.585cm" svg:height="4.272cm" draw:z-index="20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B2" office:value-type="string">
            <text:p text:style-name="Table_20_Contents"><draw:frame draw:style-name="fr1" draw:name="Object11" text:anchor-type="as-char" svg:width="4.821cm" svg:height="6.346cm" draw:z-index="21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</table:table>
      <text:p text:style-name="P1"/>
      <text:p text:style-name="P15">Notations:</text:p>
      <text:p text:style-name="P15"><draw:frame draw:style-name="fr1" draw:name="Object5" text:anchor-type="as-char" svg:width="6.092cm" svg:height="1.685cm" draw:z-index="2"><draw:object xlink:href="./Object 5" xlink:type="simple" xlink:show="embed" xlink:actuate="onLoad"/><draw:image xlink:href="./ObjectReplacements/Object 5" xlink:type="simple" xlink:show="embed" xlink:actuate="onLoad"/></draw:frame></text:p>
      <text:p text:style-name="P15"/>
      <text:p text:style-name="P15"><text:soft-page-break/><draw:frame draw:style-name="fr1" draw:name="Object9" text:anchor-type="as-char" svg:width="11.441cm" svg:height="3.129cm" draw:z-index="22"><draw:object xlink:href="./Object 9" xlink:type="simple" xlink:show="embed" xlink:actuate="onLoad"/><draw:image xlink:href="./ObjectReplacements/Object 9" xlink:type="simple" xlink:show="embed" xlink:actuate="onLoad"/></draw:frame></text:p>
      <text:p text:style-name="P15"><draw:frame draw:style-name="fr1" draw:name="Object12" text:anchor-type="as-char" svg:width="9.491cm" svg:height="1.542cm" draw:z-index="23"><draw:object xlink:href="./Object 12" xlink:type="simple" xlink:show="embed" xlink:actuate="onLoad"/><draw:image xlink:href="./ObjectReplacements/Object 12" xlink:type="simple" xlink:show="embed" xlink:actuate="onLoad"/></draw:frame></text:p>
      <text:p text:style-name="P2"/>
      <text:p text:style-name="P2"/>
      <text:p text:style-name="P2">Logarithms:</text:p>
      <text:p text:style-name="P2"><draw:frame draw:style-name="fr2" draw:name="Object7" text:anchor-type="as-char" svg:y="-0.616cm" svg:width="4.798cm" svg:height="2.928cm" draw:z-index="3"><draw:object xlink:href="./Object 7" xlink:type="simple" xlink:show="embed" xlink:actuate="onLoad"/><draw:image xlink:href="./ObjectReplacements/Object 7" xlink:type="simple" xlink:show="embed" xlink:actuate="onLoad"/></draw:frame></text:p>
      <text:p text:style-name="P2"/>
      <text:p text:style-name="P2"><draw:frame draw:style-name="fr1" draw:name="Object8" text:anchor-type="as-char" svg:width="4.327cm" svg:height="3.373cm" draw:z-index="4"><draw:object xlink:href="./Object 8" xlink:type="simple" xlink:show="embed" xlink:actuate="onLoad"/><draw:image xlink:href="./ObjectReplacements/Object 8" xlink:type="simple" xlink:show="embed" xlink:actuate="onLoad"/></draw:frame></text:p>
      <text:p text:style-name="P2"/>
      <text:p text:style-name="P2">Statistics</text:p>
      <text:p text:style-name="P2"><draw:frame draw:style-name="fr1" draw:name="Object13" text:anchor-type="as-char" svg:width="5.667cm" svg:height="2.418cm" draw:z-index="10"><draw:object xlink:href="./Object 13" xlink:type="simple" xlink:show="embed" xlink:actuate="onLoad"/><draw:image xlink:href="./ObjectReplacements/Object 13" xlink:type="simple" xlink:show="embed" xlink:actuate="onLoad"/></draw:frame></text:p>
      <text:p text:style-name="P2"/>
      <text:p text:style-name="P2"><draw:frame draw:style-name="fr1" draw:name="Object14" text:anchor-type="as-char" svg:width="12.942cm" svg:height="1.053cm" draw:z-index="11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<draw:frame draw:style-name="fr1" draw:name="Object15" text:anchor-type="as-char" svg:width="7.798cm" svg:height="0.467cm" draw:z-index="12"><draw:object xlink:href="./Object 15" xlink:type="simple" xlink:show="embed" xlink:actuate="onLoad"/><draw:image xlink:href="./ObjectReplacements/Object 15" xlink:type="simple" xlink:show="embed" xlink:actuate="onLoad"/></draw:frame></text:p>
      <text:p text:style-name="P2">Central limit theorem <draw:frame draw:style-name="fr1" draw:name="Object16" text:anchor-type="as-char" svg:width="1.513cm" svg:height="0.487cm" draw:z-index="13"><draw:object xlink:href="./Object 16" xlink:type="simple" xlink:show="embed" xlink:actuate="onLoad"/><draw:image xlink:href="./ObjectReplacements/Object 16" xlink:type="simple" xlink:show="embed" xlink:actuate="onLoad"/></draw:frame></text:p>
      <text:p text:style-name="P2"><draw:frame draw:style-name="fr1" draw:name="Object17" text:anchor-type="as-char" svg:width="14.788cm" svg:height="1.951cm" draw:z-index="14"><draw:object xlink:href="./Object 17" xlink:type="simple" xlink:show="embed" xlink:actuate="onLoad"/><draw:image xlink:href="./ObjectReplacements/Object 17" xlink:type="simple" xlink:show="embed" xlink:actuate="onLoad"/></draw:frame></text:p>
      <text:p text:style-name="P2">Two sample z tes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soft-page-break/>Trigonometry</text:p>
      <text:p text:style-name="P2"><draw:frame draw:style-name="fr3" draw:name="Object18" text:anchor-type="as-char" svg:width="7.542cm" svg:height="4.42cm" draw:z-index="24"><draw:object xlink:href="./Object 18" xlink:type="simple" xlink:show="embed" xlink:actuate="onLoad"/><draw:image xlink:href="./ObjectReplacements/Object 18" xlink:type="simple" xlink:show="embed" xlink:actuate="onLoad"/></draw:frame></text:p>
      <text:p text:style-name="P27"><text:span text:style-name="T43">Pythagoras theorem (for right angle triangles) </text:span><text:span text:style-name="T43">hypothenous</text:span><text:span text:style-name="T22">2</text:span><text:span text:style-name="T35">=</text:span><text:span text:style-name="T34">adjacent</text:span><text:span text:style-name="T22">2 </text:span><text:span text:style-name="T34">+ </text:span><text:span text:style-name="T34">opposite</text:span><text:span text:style-name="T22">2 </text:span><text:span text:style-name="T34">(</text:span><text:span text:style-name="T43"><draw:frame draw:style-name="fr1" draw:name="Object41" text:anchor-type="as-char" svg:width="1.953cm" svg:height="0.527cm" draw:z-index="25"><draw:object xlink:href="./Object 41" xlink:type="simple" xlink:show="embed" xlink:actuate="onLoad"/><draw:image xlink:href="./ObjectReplacements/Object 41" xlink:type="simple" xlink:show="embed" xlink:actuate="onLoad"/></draw:frame></text:span><text:span text:style-name="T43">)</text:span></text:p>
      <text:p text:style-name="P28"/>
      <text:p text:style-name="P27"><text:span text:style-name="T43"><draw:frame draw:style-name="fr1" draw:name="Object42" text:anchor-type="as-char" svg:width="3.974cm" svg:height="0.997cm" draw:z-index="31"><draw:object xlink:href="./Object 42" xlink:type="simple" xlink:show="embed" xlink:actuate="onLoad"/><draw:image xlink:href="./ObjectReplacements/Object 42" xlink:type="simple" xlink:show="embed" xlink:actuate="onLoad"/></draw:frame></text:span><text:span text:style-name="T43"><draw:frame draw:style-name="fr1" draw:name="Object43" text:anchor-type="as-char" svg:width="2.342cm" svg:height="1.095cm" draw:z-index="32"><draw:object xlink:href="./Object 43" xlink:type="simple" xlink:show="embed" xlink:actuate="onLoad"/><draw:image xlink:href="./ObjectReplacements/Object 43" xlink:type="simple" xlink:show="embed" xlink:actuate="onLoad"/></draw:frame></text:span></text:p>
      <text:p text:style-name="P27"><text:span text:style-name="T43"><draw:frame draw:style-name="fr1" draw:name="Object44" text:anchor-type="as-char" svg:width="3.692cm" svg:height="0.997cm" draw:z-index="33"><draw:object xlink:href="./Object 44" xlink:type="simple" xlink:show="embed" xlink:actuate="onLoad"/><draw:image xlink:href="./ObjectReplacements/Object 44" xlink:type="simple" xlink:show="embed" xlink:actuate="onLoad"/></draw:frame></text:span><text:span text:style-name="T43"><draw:frame draw:style-name="fr1" draw:name="Object45" text:anchor-type="as-char" svg:width="2.404cm" svg:height="1.095cm" draw:z-index="34"><draw:object xlink:href="./Object 45" xlink:type="simple" xlink:show="embed" xlink:actuate="onLoad"/><draw:image xlink:href="./ObjectReplacements/Object 45" xlink:type="simple" xlink:show="embed" xlink:actuate="onLoad"/></draw:frame></text:span></text:p>
      <text:p text:style-name="P27"><text:span text:style-name="T43"><draw:frame draw:style-name="fr1" draw:name="Object46" text:anchor-type="as-char" svg:width="3.323cm" svg:height="0.997cm" draw:z-index="35"><draw:object xlink:href="./Object 46" xlink:type="simple" xlink:show="embed" xlink:actuate="onLoad"/><draw:image xlink:href="./ObjectReplacements/Object 46" xlink:type="simple" xlink:show="embed" xlink:actuate="onLoad"/></draw:frame></text:span><text:span text:style-name="T43"><draw:frame draw:style-name="fr1" draw:name="Object47" text:anchor-type="as-char" svg:width="2.402cm" svg:height="1.095cm" draw:z-index="36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5"/>
      <text:p text:style-name="P5"/>
      <text:p text:style-name="P2">Sin Rule:</text:p>
      <text:p text:style-name="P2"><draw:frame draw:style-name="fr1" draw:name="Object19" text:anchor-type="as-char" svg:width="4.618cm" svg:height="2.542cm" draw:z-index="16"><draw:object xlink:href="./Object 19" xlink:type="simple" xlink:show="embed" xlink:actuate="onLoad"/><draw:image xlink:href="./ObjectReplacements/Object 19" xlink:type="simple" xlink:show="embed" xlink:actuate="onLoad"/></draw:frame></text:p>
      <text:p text:style-name="P8">Vectors:</text:p>
      <text:p text:style-name="P8"><draw:frame draw:style-name="fr3" draw:name="Object22" text:anchor-type="as-char" svg:width="7.541cm" svg:height="4.419cm" draw:z-index="37"><draw:object xlink:href="./Object 22" xlink:type="simple" xlink:show="embed" xlink:actuate="onLoad"/><draw:image xlink:href="./ObjectReplacements/Object 22" xlink:type="simple" xlink:show="embed" xlink:actuate="onLoad"/><svg:desc>OLE object</svg:desc></draw:frame></text:p>
      <text:p text:style-name="P8"/>
      <text:p text:style-name="P6"><text:span text:style-name="T44">To Component form:</text:span><text:span text:style-name="T44"><draw:frame draw:style-name="fr1" draw:name="Object24" text:anchor-type="as-char" svg:width="2.415cm" svg:height="0.529cm" draw:z-index="38"><draw:object xlink:href="./Object 24" xlink:type="simple" xlink:show="embed" xlink:actuate="onLoad"/><draw:image xlink:href="./ObjectReplacements/Object 24" xlink:type="simple" xlink:show="embed" xlink:actuate="onLoad"/></draw:frame></text:span><text:span text:style-name="T45"><draw:frame draw:style-name="fr1" draw:name="Object48" text:anchor-type="as-char" svg:width="2.358cm" svg:height="0.529cm" draw:z-index="46"><draw:object xlink:href="./Object 48" xlink:type="simple" xlink:show="embed" xlink:actuate="onLoad"/><draw:image xlink:href="./ObjectReplacements/Object 48" xlink:type="simple" xlink:show="embed" xlink:actuate="onLoad"/></draw:frame></text:span></text:p>
      <text:p text:style-name="P7"><text:span text:style-name="T45">The Magnitude:</text:span><text:span text:style-name="T45"><draw:frame draw:style-name="fr1" draw:name="Object49" text:anchor-type="as-char" svg:width="2.568cm" svg:height="0.635cm" draw:z-index="47"><draw:object xlink:href="./Object 49" xlink:type="simple" xlink:show="embed" xlink:actuate="onLoad"/><draw:image xlink:href="./ObjectReplacements/Object 49" xlink:type="simple" xlink:show="embed" xlink:actuate="onLoad"/></draw:frame></text:span></text:p>
      <text:p text:style-name="P7"><text:span text:style-name="T45">The angle:</text:span><text:span text:style-name="T45"><draw:frame draw:style-name="fr1" draw:name="Object50" text:anchor-type="as-char" svg:width="2.545cm" svg:height="1.124cm" draw:z-index="48"><draw:object xlink:href="./Object 50" xlink:type="simple" xlink:show="embed" xlink:actuate="onLoad"/><draw:image xlink:href="./ObjectReplacements/Object 50" xlink:type="simple" xlink:show="embed" xlink:actuate="onLoad"/></draw:frame></text:span></text:p>
      <text:p text:style-name="P7"><text:span text:style-name="T45">To add vectors </text:span><text:span text:style-name="T45"><draw:frame draw:style-name="fr1" draw:name="Object23" text:anchor-type="as-char" svg:width="5.546cm" svg:height="0.529cm" draw:z-index="49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3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7"><text:soft-page-break/>Polynomials</text:p>
      <text:p text:style-name="P3"/>
      <text:p text:style-name="P4">solving</text:p>
      <text:p text:style-name="P19">To solve a Polynomial means to find all values for which the polynomial equals 0.</text:p>
      <text:p text:style-name="P19"/>
      <text:p text:style-name="P19"/>
      <text:p text:style-name="P20"><text:span text:style-name="T39">Quadratic polynomial formula</text:span><text:span text:style-name="T40">:</text:span></text:p>
      <text:p text:style-name="P19"><draw:frame draw:style-name="fr1" draw:name="Object29" text:anchor-type="as-char" svg:width="6.518cm" svg:height="1.118cm" draw:z-index="26"><draw:object xlink:href="./Object 29" xlink:type="simple" xlink:show="embed" xlink:actuate="onLoad"/><draw:image xlink:href="./ObjectReplacements/Object 29" xlink:type="simple" xlink:show="embed" xlink:actuate="onLoad"/></draw:frame></text:p>
      <text:p text:style-name="P22"><text:span text:style-name="T48">Steps for completing the square</text:span><text:span text:style-name="T60"> and proof</text:span><text:span text:style-name="T48">:</text:span></text:p>
      <text:p text:style-name="P32"><draw:frame draw:style-name="fr1" draw:name="Object51" text:anchor-type="as-char" svg:width="2.078cm" svg:height="0.527cm" draw:z-index="50"><draw:object xlink:href="./Object 51" xlink:type="simple" xlink:show="embed" xlink:actuate="onLoad"/><draw:image xlink:href="./ObjectReplacements/Object 51" xlink:type="simple" xlink:show="embed" xlink:actuate="onLoad"/></draw:frame></text:p>
      <text:p text:style-name="P22"><text:span text:style-name="T48"><draw:frame draw:style-name="fr1" draw:name="Object52" text:anchor-type="as-char" svg:width="2.716cm" svg:height="1.095cm" draw:z-index="51"><draw:object xlink:href="./Object 52" xlink:type="simple" xlink:show="embed" xlink:actuate="onLoad"/><draw:image xlink:href="./ObjectReplacements/Object 52" xlink:type="simple" xlink:show="embed" xlink:actuate="onLoad"/></draw:frame></text:span><text:span text:style-name="T48"><draw:frame draw:style-name="fr4" draw:name="Object53" text:anchor-type="as-char" svg:width="2.771cm" svg:height="1.265cm" draw:z-index="52"><draw:object xlink:href="./Object 53" xlink:type="simple" xlink:show="embed" xlink:actuate="onLoad"/><draw:image xlink:href="./ObjectReplacements/Object 53" xlink:type="simple" xlink:show="embed" xlink:actuate="onLoad"/></draw:frame></text:span><text:span text:style-name="T48"><draw:frame draw:style-name="fr5" draw:name="Object54" text:anchor-type="as-char" svg:width="2.125cm" svg:height="1.171cm" draw:z-index="53"><draw:object xlink:href="./Object 54" xlink:type="simple" xlink:show="embed" xlink:actuate="onLoad"/><draw:image xlink:href="./ObjectReplacements/Object 54" xlink:type="simple" xlink:show="embed" xlink:actuate="onLoad"/></draw:frame></text:span></text:p>
      <text:p text:style-name="P33"><draw:frame draw:style-name="fr1" draw:name="Object55" text:anchor-type="as-char" svg:width="4.704cm" svg:height="1.228cm" draw:z-index="54"><draw:object xlink:href="./Object 55" xlink:type="simple" xlink:show="embed" xlink:actuate="onLoad"/><draw:image xlink:href="./ObjectReplacements/Object 55" xlink:type="simple" xlink:show="embed" xlink:actuate="onLoad"/></draw:frame></text:p>
      <text:p text:style-name="P33"><draw:frame draw:style-name="fr1" draw:name="Object57" text:anchor-type="as-char" svg:width="3.919cm" svg:height="1.288cm" draw:z-index="55"><draw:object xlink:href="./Object 57" xlink:type="simple" xlink:show="embed" xlink:actuate="onLoad"/><draw:image xlink:href="./ObjectReplacements/Object 57" xlink:type="simple" xlink:show="embed" xlink:actuate="onLoad"/></draw:frame></text:p>
      <text:p text:style-name="P23"><text:span text:style-name="T49"><draw:frame draw:style-name="fr1" draw:name="Object58" text:anchor-type="as-char" svg:width="4.487cm" svg:height="1.288cm" draw:z-index="56"><draw:object xlink:href="./Object 58" xlink:type="simple" xlink:show="embed" xlink:actuate="onLoad"/><draw:image xlink:href="./ObjectReplacements/Object 58" xlink:type="simple" xlink:show="embed" xlink:actuate="onLoad"/></draw:frame></text:span><text:span text:style-name="T49"><draw:frame draw:style-name="fr1" draw:name="Object56" text:anchor-type="as-char" svg:width="4.016cm" svg:height="1.288cm" draw:z-index="57"><draw:object xlink:href="./Object 56" xlink:type="simple" xlink:show="embed" xlink:actuate="onLoad"/><draw:image xlink:href="./ObjectReplacements/Object 56" xlink:type="simple" xlink:show="embed" xlink:actuate="onLoad"/></draw:frame></text:span></text:p>
      <text:p text:style-name="P60"><draw:frame draw:style-name="fr1" draw:name="Object59" text:anchor-type="as-char" svg:width="3.729cm" svg:height="1.161cm" draw:z-index="73"><draw:object xlink:href="./Object 59" xlink:type="simple" xlink:show="embed" xlink:actuate="onLoad"/><draw:image xlink:href="./ObjectReplacements/Object 59" xlink:type="simple" xlink:show="embed" xlink:actuate="onLoad"/></draw:frame><text:span text:style-name="T55">Ve</text:span><text:span text:style-name="T56">rtex:</text:span><text:span text:style-name="T55"><draw:frame draw:style-name="fr6" draw:name="Object61" text:anchor-type="as-char" svg:width="1.6cm" svg:height="0.997cm" draw:z-index="74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57">and</text:span><text:span text:style-name="T54"><draw:frame draw:style-name="fr6" draw:name="Object62" text:anchor-type="as-char" svg:width="2.392cm" svg:height="1.228cm" draw:z-index="75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p>
      <text:p text:style-name="P60"><text:span text:style-name="T54"><draw:frame draw:style-name="fr1" draw:name="Object60" text:anchor-type="as-char" svg:width="4.039cm" svg:height="1.161cm" draw:z-index="58"><draw:object xlink:href="./Object 60" xlink:type="simple" xlink:show="embed" xlink:actuate="onLoad"/><draw:image xlink:href="./ObjectReplacements/Object 60" xlink:type="simple" xlink:show="embed" xlink:actuate="onLoad"/></draw:frame></text:span></text:p>
      <text:p text:style-name="P35"/>
      <text:p text:style-name="P39"><text:span text:style-name="T47"><draw:frame draw:style-name="fr1" draw:name="Object63" text:anchor-type="as-char" svg:width="3.782cm" svg:height="1.171cm" draw:z-index="59"><draw:object xlink:href="./Object 63" xlink:type="simple" xlink:show="embed" xlink:actuate="onLoad"/><draw:image xlink:href="./ObjectReplacements/Object 63" xlink:type="simple" xlink:show="embed" xlink:actuate="onLoad"/></draw:frame></text:span><text:span text:style-name="T50"><draw:frame draw:style-name="fr1" draw:name="Object64" text:anchor-type="as-char" svg:width="3.614cm" svg:height="1.215cm" draw:z-index="60"><draw:object xlink:href="./Object 64" xlink:type="simple" xlink:show="embed" xlink:actuate="onLoad"/><draw:image xlink:href="./ObjectReplacements/Object 64" xlink:type="simple" xlink:show="embed" xlink:actuate="onLoad"/></draw:frame></text:span><text:span text:style-name="T47"><draw:frame draw:style-name="fr1" draw:name="Object65" text:anchor-type="as-char" svg:width="3.614cm" svg:height="1.099cm" draw:z-index="61"><draw:object xlink:href="./Object 65" xlink:type="simple" xlink:show="embed" xlink:actuate="onLoad"/><draw:image xlink:href="./ObjectReplacements/Object 65" xlink:type="simple" xlink:show="embed" xlink:actuate="onLoad"/></draw:frame></text:span></text:p>
      <text:p text:style-name="P39"><text:span text:style-name="T46">Solution:</text:span><text:span text:style-name="T46"><draw:frame draw:style-name="fr6" draw:name="Object66" text:anchor-type="as-char" svg:width="3.339cm" svg:height="1.099cm" draw:z-index="62"><draw:object xlink:href="./Object 66" xlink:type="simple" xlink:show="embed" xlink:actuate="onLoad"/><draw:image xlink:href="./ObjectReplacements/Object 66" xlink:type="simple" xlink:show="embed" xlink:actuate="onLoad"/></draw:frame></text:span><text:span text:style-name="T46"> (then y=0)</text:span></text:p>
      <text:p text:style-name="P24"><text:span text:style-name="T58">Discriminant: </text:span><text:span text:style-name="T58"><draw:frame draw:style-name="fr1" draw:name="Object67" text:anchor-type="as-char" svg:width="2.189cm" svg:height="0.527cm" draw:z-index="63"><draw:object xlink:href="./Object 67" xlink:type="simple" xlink:show="embed" xlink:actuate="onLoad"/><draw:image xlink:href="./ObjectReplacements/Object 67" xlink:type="simple" xlink:show="embed" xlink:actuate="onLoad"/></draw:frame></text:span></text:p>
      <text:p text:style-name="P25"><text:span text:style-name="T59">if </text:span><text:span text:style-name="T59"><draw:frame draw:style-name="fr1" draw:name="Object68" text:anchor-type="as-char" svg:width="1.097cm" svg:height="0.467cm" draw:z-index="64"><draw:object xlink:href="./Object 68" xlink:type="simple" xlink:show="embed" xlink:actuate="onLoad"/><draw:image xlink:href="./ObjectReplacements/Object 68" xlink:type="simple" xlink:show="embed" xlink:actuate="onLoad"/></draw:frame></text:span><text:span text:style-name="T59"> then there are 2 real roots (solutions).</text:span></text:p>
      <text:p text:style-name="P25"><text:span text:style-name="T59">if </text:span><text:span text:style-name="T59"><draw:frame draw:style-name="fr1" draw:name="Object69" text:anchor-type="as-char" svg:width="1.097cm" svg:height="0.467cm" draw:z-index="65"><draw:object xlink:href="./Object 69" xlink:type="simple" xlink:show="embed" xlink:actuate="onLoad"/><draw:image xlink:href="./ObjectReplacements/Object 69" xlink:type="simple" xlink:show="embed" xlink:actuate="onLoad"/></draw:frame></text:span><text:span text:style-name="T59"> then there is 1 root.</text:span></text:p>
      <text:p text:style-name="P25"><text:span text:style-name="T59">if </text:span><text:span text:style-name="T59"><draw:frame draw:style-name="fr1" draw:name="Object70" text:anchor-type="as-char" svg:width="1.097cm" svg:height="0.467cm" draw:z-index="66"><draw:object xlink:href="./Object 70" xlink:type="simple" xlink:show="embed" xlink:actuate="onLoad"/><draw:image xlink:href="./ObjectReplacements/Object 70" xlink:type="simple" xlink:show="embed" xlink:actuate="onLoad"/></draw:frame></text:span><text:span text:style-name="T59"> then there are no roots.</text:span></text:p>
      <text:p text:style-name="P59">example:</text:p>
      <text:p text:style-name="P59"><draw:frame draw:style-name="fr1" draw:name="Object71" text:anchor-type="as-char" svg:width="10.529cm" svg:height="1.161cm" draw:z-index="67"><draw:object xlink:href="./Object 71" xlink:type="simple" xlink:show="embed" xlink:actuate="onLoad"/><draw:image xlink:href="./ObjectReplacements/Object 71" xlink:type="simple" xlink:show="embed" xlink:actuate="onLoad"/></draw:frame></text:p>
      <text:p text:style-name="P61"><text:span text:style-name="T61"><draw:frame draw:style-name="fr1" draw:name="Object72" text:anchor-type="as-char" svg:width="4.461cm" svg:height="1.095cm" draw:z-index="76"><draw:object xlink:href="./Object 72" xlink:type="simple" xlink:show="embed" xlink:actuate="onLoad"/><draw:image xlink:href="./ObjectReplacements/Object 72" xlink:type="simple" xlink:show="embed" xlink:actuate="onLoad"/></draw:frame></text:span><text:span text:style-name="T61"><draw:frame draw:style-name="fr1" draw:name="Object73" text:anchor-type="as-char" svg:width="3.134cm" svg:height="1.275cm" draw:z-index="77"><draw:object xlink:href="./Object 73" xlink:type="simple" xlink:show="embed" xlink:actuate="onLoad"/><draw:image xlink:href="./ObjectReplacements/Object 73" xlink:type="simple" xlink:show="embed" xlink:actuate="onLoad"/></draw:frame></text:span></text:p>
      <text:p text:style-name="P61"><text:span text:style-name="T65">vertex:</text:span><text:span text:style-name="T31"><draw:frame draw:style-name="fr6" draw:name="Object74" text:anchor-type="as-char" svg:width="2.847cm" svg:height="1.161cm" draw:z-index="68"><draw:object xlink:href="./Object 74" xlink:type="simple" xlink:show="embed" xlink:actuate="onLoad"/><draw:image xlink:href="./ObjectReplacements/Object 74" xlink:type="simple" xlink:show="embed" xlink:actuate="onLoad"/></draw:frame></text:span><text:span text:style-name="T51">(x=-7/6 y=</text:span><text:span text:style-name="T52">-</text:span><text:span text:style-name="T53">121</text:span><text:span text:style-name="T51">/12)</text:span></text:p>
      <text:p text:style-name="P34"><text:span text:style-name="T62"><draw:frame draw:style-name="fr1" draw:name="Object76" text:anchor-type="as-char" svg:width="2.595cm" svg:height="1.161cm" draw:z-index="69"><draw:object xlink:href="./Object 76" xlink:type="simple" xlink:show="embed" xlink:actuate="onLoad"/><draw:image xlink:href="./ObjectReplacements/Object 76" xlink:type="simple" xlink:show="embed" xlink:actuate="onLoad"/></draw:frame></text:span><text:span text:style-name="T62"><draw:frame draw:style-name="fr1" draw:name="Object77" text:anchor-type="as-char" svg:width="2.738cm" svg:height="1.085cm" draw:z-index="70"><draw:object xlink:href="./Object 77" xlink:type="simple" xlink:show="embed" xlink:actuate="onLoad"/><draw:image xlink:href="./ObjectReplacements/Object 77" xlink:type="simple" xlink:show="embed" xlink:actuate="onLoad"/></draw:frame></text:span><text:span text:style-name="T62"><draw:frame draw:style-name="fr6" draw:name="Object78" text:anchor-type="as-char" svg:width="2.178cm" svg:height="0.997cm" draw:z-index="71"><draw:object xlink:href="./Object 78" xlink:type="simple" xlink:show="embed" xlink:actuate="onLoad"/><draw:image xlink:href="./ObjectReplacements/Object 78" xlink:type="simple" xlink:show="embed" xlink:actuate="onLoad"/></draw:frame></text:span><text:span text:style-name="T64"><draw:frame draw:style-name="fr1" draw:name="Object79" text:anchor-type="as-char" svg:width="2.395cm" svg:height="0.487cm" draw:z-index="72"><draw:object xlink:href="./Object 79" xlink:type="simple" xlink:show="embed" xlink:actuate="onLoad"/><draw:image xlink:href="./ObjectReplacements/Object 79" xlink:type="simple" xlink:show="embed" xlink:actuate="onLoad"/></draw:frame></text:span></text:p>
      <text:p text:style-name="P4">factorising</text:p>
      <text:p text:style-name="P18"><text:span text:style-name="T37">for </text:span><text:span text:style-name="T37"><draw:frame draw:style-name="fr1" draw:name="Object30" text:anchor-type="as-char" svg:width="2.665cm" svg:height="0.527cm" draw:z-index="27"><draw:object xlink:href="./Object 30" xlink:type="simple" xlink:show="embed" xlink:actuate="onLoad"/><draw:image xlink:href="./ObjectReplacements/Object 30" xlink:type="simple" xlink:show="embed" xlink:actuate="onLoad"/></draw:frame></text:span><text:span text:style-name="T37">, if a=1 then find two numbers that multiplied together = c and added together =b. if </text:span><text:span text:style-name="T37"><draw:frame draw:style-name="fr1" draw:name="Object31" text:anchor-type="as-char" svg:width="0.991cm" svg:height="0.467cm" draw:z-index="28"><draw:object xlink:href="./Object 31" xlink:type="simple" xlink:show="embed" xlink:actuate="onLoad"/><draw:image xlink:href="./ObjectReplacements/Object 31" xlink:type="simple" xlink:show="embed" xlink:actuate="onLoad"/></draw:frame></text:span><text:span text:style-name="T37">then multiply a by c and find </text:span><text:span text:style-name="T38">the </text:span><text:span text:style-name="T37">two factors that add up to b.</text:span></text:p>
      <text:p text:style-name="P29">example: </text:p>
      <text:p text:style-name="P21"><text:span text:style-name="T40"><draw:frame draw:style-name="fr1" draw:name="Object32" text:anchor-type="as-char" svg:width="5.015cm" svg:height="0.527cm" draw:z-index="39"><draw:object xlink:href="./Object 32" xlink:type="simple" xlink:show="embed" xlink:actuate="onLoad"/><draw:image xlink:href="./ObjectReplacements/Object 32" xlink:type="simple" xlink:show="embed" xlink:actuate="onLoad"/></draw:frame></text:span><text:span text:style-name="T40"> (that's ac</text:span><text:span text:style-name="T41">=8*9=72</text:span><text:span text:style-name="T40">)</text:span></text:p>
      <text:p text:style-name="P29"><text:soft-page-break/>the factors of 72 which are added together to give 18 are 6 and 12</text:p>
      <text:p text:style-name="P21"><text:span text:style-name="T40">rewrite formula </text:span><text:span text:style-name="T41">splitting</text:span><text:span text:style-name="T40"> bx into those factors</text:span></text:p>
      <text:p text:style-name="P29"><draw:frame draw:style-name="fr1" draw:name="Object34" text:anchor-type="as-char" svg:width="3.143cm" svg:height="0.527cm" draw:z-index="40"><draw:object xlink:href="./Object 34" xlink:type="simple" xlink:show="embed" xlink:actuate="onLoad"/><draw:image xlink:href="./ObjectReplacements/Object 34" xlink:type="simple" xlink:show="embed" xlink:actuate="onLoad"/></draw:frame></text:p>
      <text:p text:style-name="P21"><text:span text:style-name="T40"><draw:frame draw:style-name="fr1" draw:name="Object35" text:anchor-type="as-char" svg:width="2.006cm" svg:height="0.487cm" draw:z-index="41"><draw:object xlink:href="./Object 35" xlink:type="simple" xlink:show="embed" xlink:actuate="onLoad"/><draw:image xlink:href="./ObjectReplacements/Object 35" xlink:type="simple" xlink:show="embed" xlink:actuate="onLoad"/></draw:frame></text:span><text:span text:style-name="T40">+ </text:span><text:span text:style-name="T40"><draw:frame draw:style-name="fr1" draw:name="Object36" text:anchor-type="as-char" svg:width="1.773cm" svg:height="0.487cm" draw:z-index="42"><draw:object xlink:href="./Object 36" xlink:type="simple" xlink:show="embed" xlink:actuate="onLoad"/><draw:image xlink:href="./ObjectReplacements/Object 36" xlink:type="simple" xlink:show="embed" xlink:actuate="onLoad"/></draw:frame></text:span><text:span text:style-name="T40"> (NOTE if the brackets are different then something is wrong)</text:span></text:p>
      <text:p text:style-name="P29"><draw:frame draw:style-name="fr1" draw:name="Object37" text:anchor-type="as-char" svg:width="2.873cm" svg:height="0.487cm" draw:z-index="43"><draw:object xlink:href="./Object 37" xlink:type="simple" xlink:show="embed" xlink:actuate="onLoad"/><draw:image xlink:href="./ObjectReplacements/Object 37" xlink:type="simple" xlink:show="embed" xlink:actuate="onLoad"/></draw:frame></text:p>
      <text:p text:style-name="P21"><text:span text:style-name="T40">so solutions are </text:span><text:span text:style-name="T40"><draw:frame draw:style-name="fr1" draw:name="Object38" text:anchor-type="as-char" svg:width="0.857cm" svg:height="0.997cm" draw:z-index="44"><draw:object xlink:href="./Object 38" xlink:type="simple" xlink:show="embed" xlink:actuate="onLoad"/><draw:image xlink:href="./ObjectReplacements/Object 38" xlink:type="simple" xlink:show="embed" xlink:actuate="onLoad"/></draw:frame></text:span><text:span text:style-name="T40">(-0.75) and </text:span><text:span text:style-name="T40"><draw:frame draw:style-name="fr1" draw:name="Object39" text:anchor-type="as-char" svg:width="0.836cm" svg:height="0.997cm" draw:z-index="45"><draw:object xlink:href="./Object 39" xlink:type="simple" xlink:show="embed" xlink:actuate="onLoad"/><draw:image xlink:href="./ObjectReplacements/Object 39" xlink:type="simple" xlink:show="embed" xlink:actuate="onLoad"/></draw:frame></text:span><text:span text:style-name="T40">(-1.5)</text:span></text:p>
      <text:p text:style-name="P19"/>
      <text:p text:style-name="P3">expanding</text:p>
      <text:p text:style-name="P3"><draw:frame draw:style-name="fr1" draw:name="Object26" text:anchor-type="as-char" svg:width="3.815cm" svg:height="1.113cm" draw:z-index="29"><draw:object xlink:href="./Object 26" xlink:type="simple" xlink:show="embed" xlink:actuate="onLoad"/><draw:image xlink:href="./ObjectReplacements/Object 26" xlink:type="simple" xlink:show="embed" xlink:actuate="onLoad"/></draw:frame></text:p>
      <text:p text:style-name="P3"><draw:frame draw:style-name="fr1" draw:name="Object25" text:anchor-type="as-char" svg:width="3.852cm" svg:height="0.547cm" draw:z-index="30"><draw:object xlink:href="./Object 25" xlink:type="simple" xlink:show="embed" xlink:actuate="onLoad"/><draw:image xlink:href="./ObjectReplacements/Object 25" xlink:type="simple" xlink:show="embed" xlink:actuate="onLoad"/></draw:frame></text:p>
      <text:p text:style-name="P3"/>
      <text:p text:style-name="P3"><draw:frame draw:style-name="fr1" draw:name="Object20" text:anchor-type="as-char" svg:width="17.441cm" svg:height="0.547cm" draw:z-index="17"><draw:object xlink:href="./Object 20" xlink:type="simple" xlink:show="embed" xlink:actuate="onLoad"/><draw:image xlink:href="./ObjectReplacements/Object 20" xlink:type="simple" xlink:show="embed" xlink:actuate="onLoad"/></draw:frame></text:p>
      <text:p text:style-name="P9">Pascal's Triangle</text:p>
      <text:p text:style-name="P36">Start with two 1s and then add the sum of the two cells above to get the coefficient.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C"/>
        <table:table-column table:style-name="Table2.G"/>
        <table:table-column table:style-name="Table2.E"/>
        <table:table-column table:style-name="Table2.I"/>
        <table:table-column table:style-name="Table2.J"/>
        <table:table-column table:style-name="Table2.E"/>
        <table:table-column table:style-name="Table2.L"/>
        <table:table-row>
          <table:table-cell table:style-name="Table2.A1" table:number-columns-spanned="11" office:value-type="string">
            <text:p text:style-name="P45">Power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L1" office:value-type="string">
            <text:p text:style-name="P40"/>
          </table:table-cell>
        </table:table-row>
        <table:table-row>
          <table:table-cell table:style-name="Table2.A2" table:number-columns-spanned="5" office:value-type="float" office:value="1">
            <text:p text:style-name="P46">1</text:p>
          </table:table-cell>
          <table:covered-table-cell/>
          <table:covered-table-cell/>
          <table:covered-table-cell/>
          <table:covered-table-cell/>
          <table:table-cell table:style-name="Table2.A2" office:value-type="float" office:value="1">
            <text:p text:style-name="P47">1</text:p>
          </table:table-cell>
          <table:table-cell table:style-name="Table2.A2" office:value-type="float" office:value="1">
            <text:p text:style-name="P48">1</text:p>
          </table:table-cell>
          <table:table-cell table:style-name="Table2.H2" table:number-columns-spanned="4" office:value-type="string">
            <text:p text:style-name="P41"/>
          </table:table-cell>
          <table:covered-table-cell/>
          <table:covered-table-cell/>
          <table:covered-table-cell/>
          <table:table-cell table:style-name="Table2.L2" office:value-type="string">
            <text:p text:style-name="P42"><text:span text:style-name="T1">(x+y)</text:span><text:span text:style-name="T27">1</text:span><text:span text:style-name="T1">=</text:span><text:span text:style-name="T2">1</text:span><text:span text:style-name="T1">x</text:span><text:span text:style-name="T27">1</text:span><text:span text:style-name="T10"> </text:span><text:span text:style-name="T1">+</text:span><text:span text:style-name="T5">1</text:span><text:span text:style-name="T1">y</text:span><text:span text:style-name="T27">1</text:span></text:p>
          </table:table-cell>
        </table:table-row>
        <table:table-row>
          <table:table-cell table:style-name="Table2.A2" table:number-columns-spanned="4" office:value-type="float" office:value="2">
            <text:p text:style-name="P49">2</text:p>
          </table:table-cell>
          <table:covered-table-cell/>
          <table:covered-table-cell/>
          <table:covered-table-cell/>
          <table:table-cell table:style-name="Table2.A2" office:value-type="float" office:value="1">
            <text:p text:style-name="P47">1</text:p>
          </table:table-cell>
          <table:table-cell table:style-name="Table2.A2" table:number-columns-spanned="2" office:value-type="float" office:value="2">
            <text:p text:style-name="P50">2</text:p>
          </table:table-cell>
          <table:covered-table-cell/>
          <table:table-cell table:style-name="Table2.A2" office:value-type="float" office:value="1">
            <text:p text:style-name="P48">1</text:p>
          </table:table-cell>
          <table:table-cell table:style-name="Table2.H2" table:number-columns-spanned="3" office:value-type="string">
            <text:p text:style-name="P41"/>
          </table:table-cell>
          <table:covered-table-cell/>
          <table:covered-table-cell/>
          <table:table-cell table:style-name="Table2.L2" office:value-type="string">
            <text:p text:style-name="P43"><text:span text:style-name="T8">(x+y)</text:span><text:span text:style-name="T26">2</text:span><text:span text:style-name="T8">=</text:span><text:span text:style-name="T3">1</text:span><text:span text:style-name="T9">x</text:span><text:span text:style-name="T26">2</text:span><text:span text:style-name="T10"> </text:span><text:span text:style-name="T9">+</text:span><text:span text:style-name="T11">2</text:span><text:span text:style-name="T9">x</text:span><text:span text:style-name="T27">1</text:span><text:span text:style-name="T10"> </text:span><text:span text:style-name="T9">y</text:span><text:span text:style-name="T27">1</text:span><text:span text:style-name="T10"> </text:span><text:span text:style-name="T9">+</text:span><text:span text:style-name="T6">1</text:span><text:span text:style-name="T9">y</text:span><text:span text:style-name="T26">2</text:span></text:p>
          </table:table-cell>
        </table:table-row>
        <table:table-row>
          <table:table-cell table:style-name="Table2.A2" table:number-columns-spanned="3" office:value-type="float" office:value="3">
            <text:p text:style-name="P51">3</text:p>
          </table:table-cell>
          <table:covered-table-cell/>
          <table:covered-table-cell/>
          <table:table-cell table:style-name="Table2.A2" office:value-type="float" office:value="1">
            <text:p text:style-name="P47">1</text:p>
          </table:table-cell>
          <table:table-cell table:style-name="Table2.A2" table:number-columns-spanned="2" office:value-type="float" office:value="3">
            <text:p text:style-name="P52">3</text:p>
          </table:table-cell>
          <table:covered-table-cell/>
          <table:table-cell table:style-name="Table2.A2" table:number-columns-spanned="2" office:value-type="float" office:value="3">
            <text:p text:style-name="P53">3</text:p>
          </table:table-cell>
          <table:covered-table-cell/>
          <table:table-cell table:style-name="Table2.A2" office:value-type="float" office:value="1">
            <text:p text:style-name="P48">1</text:p>
          </table:table-cell>
          <table:table-cell table:style-name="Table2.H2" table:number-columns-spanned="2" office:value-type="string">
            <text:p text:style-name="P41"/>
          </table:table-cell>
          <table:covered-table-cell/>
          <table:table-cell table:style-name="Table2.L2" office:value-type="string">
            <text:p text:style-name="P43"><text:span text:style-name="T8">(x+y)</text:span><text:span text:style-name="T25">3</text:span><text:span text:style-name="T8">=</text:span><text:span text:style-name="T3">1</text:span><text:span text:style-name="T8">x</text:span><text:span text:style-name="T25">3</text:span><text:span text:style-name="T18"> </text:span><text:span text:style-name="T8">+</text:span><text:span text:style-name="T11">3</text:span><text:span text:style-name="T8">x</text:span><text:span text:style-name="T26">2</text:span><text:span text:style-name="T18"> </text:span><text:span text:style-name="T8">y</text:span><text:span text:style-name="T27">1</text:span><text:span text:style-name="T10"> </text:span><text:span text:style-name="T8">+</text:span><text:span text:style-name="T13">3</text:span><text:span text:style-name="T8">x</text:span><text:span text:style-name="T27">1</text:span><text:span text:style-name="T10"> </text:span><text:span text:style-name="T8">y</text:span><text:span text:style-name="T26">2</text:span><text:span text:style-name="T8">+</text:span><text:span text:style-name="T6">1</text:span><text:span text:style-name="T8">y</text:span><text:span text:style-name="T25">3</text:span></text:p>
          </table:table-cell>
        </table:table-row>
        <table:table-row>
          <table:table-cell table:style-name="Table2.A2" table:number-columns-spanned="2" office:value-type="float" office:value="4">
            <text:p text:style-name="P54">4</text:p>
          </table:table-cell>
          <table:covered-table-cell/>
          <table:table-cell table:style-name="Table2.A2" office:value-type="float" office:value="1">
            <text:p text:style-name="P47">1</text:p>
          </table:table-cell>
          <table:table-cell table:style-name="Table2.A2" table:number-columns-spanned="2" office:value-type="float" office:value="4">
            <text:p text:style-name="P52">4</text:p>
          </table:table-cell>
          <table:covered-table-cell/>
          <table:table-cell table:style-name="Table2.A2" table:number-columns-spanned="2" office:value-type="float" office:value="6">
            <text:p text:style-name="P55">6</text:p>
          </table:table-cell>
          <table:covered-table-cell/>
          <table:table-cell table:style-name="Table2.A2" table:number-columns-spanned="2" office:value-type="float" office:value="4">
            <text:p text:style-name="P53">4</text:p>
          </table:table-cell>
          <table:covered-table-cell/>
          <table:table-cell table:style-name="Table2.A2" office:value-type="float" office:value="1">
            <text:p text:style-name="P48">1</text:p>
          </table:table-cell>
          <table:table-cell table:style-name="Table2.H2" office:value-type="string">
            <text:p text:style-name="P41"/>
          </table:table-cell>
          <table:table-cell table:style-name="Table2.L2" office:value-type="string">
            <text:p text:style-name="P44"><text:span text:style-name="T8">(x+y)</text:span><text:span text:style-name="T24">4</text:span><text:span text:style-name="T8">=</text:span><text:span text:style-name="T3">1</text:span><text:span text:style-name="T8">x</text:span><text:span text:style-name="T24">4</text:span><text:span text:style-name="T8">+</text:span><text:span text:style-name="T11">4</text:span><text:span text:style-name="T8">x</text:span><text:span text:style-name="T25">3</text:span><text:span text:style-name="T18"> </text:span><text:span text:style-name="T8">y</text:span><text:span text:style-name="T27">1</text:span><text:span text:style-name="T10"> </text:span><text:span text:style-name="T8">+</text:span><text:span text:style-name="T14">6</text:span><text:span text:style-name="T8">x</text:span><text:span text:style-name="T26">2</text:span><text:span text:style-name="T18"> </text:span><text:span text:style-name="T8">y</text:span><text:span text:style-name="T26">2</text:span><text:span text:style-name="T18"> </text:span><text:span text:style-name="T8">+</text:span><text:span text:style-name="T13">4</text:span><text:span text:style-name="T8">x</text:span><text:span text:style-name="T27">1</text:span><text:span text:style-name="T10"> </text:span><text:span text:style-name="T8">y</text:span><text:span text:style-name="T25">3</text:span><text:span text:style-name="T8">+</text:span><text:span text:style-name="T6">1</text:span><text:span text:style-name="T8">y</text:span><text:span text:style-name="T24">4</text:span></text:p>
          </table:table-cell>
        </table:table-row>
        <table:table-row>
          <table:table-cell table:style-name="Table2.A2" office:value-type="float" office:value="5">
            <text:p text:style-name="P56">5</text:p>
          </table:table-cell>
          <table:table-cell table:style-name="Table2.A2" office:value-type="float" office:value="1">
            <text:p text:style-name="P47">1</text:p>
          </table:table-cell>
          <table:table-cell table:style-name="Table2.A2" table:number-columns-spanned="2" office:value-type="float" office:value="5">
            <text:p text:style-name="P52">5</text:p>
          </table:table-cell>
          <table:covered-table-cell/>
          <table:table-cell table:style-name="Table2.A2" table:number-columns-spanned="2" office:value-type="float" office:value="10">
            <text:p text:style-name="P57">10</text:p>
          </table:table-cell>
          <table:covered-table-cell/>
          <table:table-cell table:style-name="Table2.A2" table:number-columns-spanned="2" office:value-type="float" office:value="10">
            <text:p text:style-name="P58">10</text:p>
          </table:table-cell>
          <table:covered-table-cell/>
          <table:table-cell table:style-name="Table2.A2" table:number-columns-spanned="2" office:value-type="float" office:value="5">
            <text:p text:style-name="P53">5</text:p>
          </table:table-cell>
          <table:covered-table-cell/>
          <table:table-cell table:style-name="Table2.A2" office:value-type="float" office:value="1">
            <text:p text:style-name="P48">1</text:p>
          </table:table-cell>
          <table:table-cell table:style-name="Table2.L2" office:value-type="string">
            <text:p text:style-name="P44"><text:span text:style-name="T8">(x+y)</text:span><text:span text:style-name="T23">5</text:span><text:span text:style-name="T8">=</text:span><text:span text:style-name="T3">1</text:span><text:span text:style-name="T8">x</text:span><text:span text:style-name="T23">5</text:span><text:span text:style-name="T8"> + </text:span><text:span text:style-name="T11">5</text:span><text:span text:style-name="T8">x</text:span><text:span text:style-name="T24">4</text:span><text:span text:style-name="T8">y</text:span><text:span text:style-name="T27">1</text:span><text:span text:style-name="T8"> + </text:span><text:span text:style-name="T15">1</text:span><text:span text:style-name="T16">0</text:span><text:span text:style-name="T8">x</text:span><text:span text:style-name="T25">3</text:span><text:span text:style-name="T18"> </text:span><text:span text:style-name="T8">y</text:span><text:span text:style-name="T26">2</text:span><text:span text:style-name="T8"> + </text:span><text:span text:style-name="T17">10</text:span><text:span text:style-name="T8">x</text:span><text:span text:style-name="T26">2</text:span><text:span text:style-name="T18"> </text:span><text:span text:style-name="T8">y</text:span><text:span text:style-name="T25">3</text:span><text:span text:style-name="T8"> + </text:span><text:span text:style-name="T13">5</text:span><text:span text:style-name="T8">x</text:span><text:span text:style-name="T27">1</text:span><text:span text:style-name="T8">y</text:span><text:span text:style-name="T24">4</text:span><text:span text:style-name="T8"> + </text:span><text:span text:style-name="T6">1</text:span><text:span text:style-name="T8">y</text:span><text:span text:style-name="T23">5</text:span></text:p>
          </table:table-cell>
        </table:table-row>
      </table:table>
      <text:p text:style-name="P17"><text:span text:style-name="T28">power </text:span><text:span text:style-name="T36">of</text:span><text:span text:style-name="T28"> </text:span><text:span text:style-name="T19">x</text:span><text:span text:style-name="T28"> decrease (from </text:span><text:span text:style-name="T29">power</text:span><text:span text:style-name="T28"> to 0) as power of </text:span><text:span text:style-name="T19">y</text:span><text:span text:style-name="T28"> increase(from 0 to </text:span><text:span text:style-name="T29">power</text:span><text:span text:style-name="T30">)</text:span><text:span text:style-name="T32">.</text:span><text:span text:style-name="T28"> </text:span></text:p>
      <text:p text:style-name="P17"><text:span text:style-name="T28">coefficient taken from pascal's triangle.</text:span><text:span text:style-name="T32"> </text:span></text:p>
      <text:p text:style-name="P16"><text:span text:style-name="T36">i.e.</text:span><text:span text:style-name="T32">: </text:span><text:span text:style-name="T20">(x+y)</text:span><text:span text:style-name="T21">2</text:span><text:span text:style-name="T33">=</text:span><text:span text:style-name="T4">1</text:span><text:span text:style-name="T33">x</text:span><text:span text:style-name="T21">2</text:span><text:span text:style-name="T33">y</text:span><text:span text:style-name="T21">0</text:span><text:span text:style-name="T33">+</text:span><text:span text:style-name="T12">2</text:span><text:span text:style-name="T33">x</text:span><text:span text:style-name="T21">1</text:span><text:span text:style-name="T33">y</text:span><text:span text:style-name="T21">1</text:span><text:span text:style-name="T33">+</text:span><text:span text:style-name="T7">1</text:span><text:span text:style-name="T33">x</text:span><text:span text:style-name="T21">0</text:span><text:span text:style-name="T33">y</text:span><text:span text:style-name="T21">2</text:span>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 style:font-family-generic="roman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olcan </meta:initial-creator>
    <meta:creation-date>2010-01-29T18:40:13</meta:creation-date>
    <dc:date>2010-11-06T13:10:06</dc:date>
    <meta:editing-duration>PT16H53M35S</meta:editing-duration>
    <meta:editing-cycles>59</meta:editing-cycles>
    <meta:generator>OpenOffice.org/3.2$Linux OpenOffice.org_project/320m19$Build-9505</meta:generator>
    <meta:document-statistic meta:table-count="2" meta:image-count="0" meta:object-count="78" meta:page-count="5" meta:paragraph-count="124" meta:word-count="280" meta:character-count="164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row>
              <math:mi/>
              <math:mo math:stretchy="false">−</math:mo>
              <math:msup>
                <math:mi>x</math:mi>
                <math:mi>y</math:mi>
              </math:msup>
            </math:mrow>
            <math:mo math:stretchy="false">=</math:mo>
            <math:mrow>
              <math:mo math:stretchy="false">−</math:mo>
              <math:mrow>
                <math:mo math:stretchy="false">(</math:mo>
                <math:msup>
                  <math:mi>x</math:mi>
                  <math:mi>y</math:mi>
                </math:msup>
                <math:mo math:stretchy="false">)</math:mo>
              </math:mrow>
            </math:mrow>
          </math:mrow>
          <math:mrow>
            <math:mrow>
              <math:mrow>
                <math:mi/>
                <math:mo math:stretchy="false">−</math:mo>
                <math:msup>
                  <math:mn>2</math:mn>
                  <math:mn>2</math:mn>
                </math:msup>
              </math:mrow>
              <math:mo math:stretchy="false">=</math:mo>
              <math:mrow>
                <math:mo math:stretchy="false">−</math:mo>
                <math:mrow>
                  <math:mo math:stretchy="false">(</math:mo>
                  <math:msup>
                    <math:mn>2</math:mn>
                    <math:mn>2</math:mn>
                  </math:msup>
                  <math:mo math:stretchy="false">)</math:mo>
                </math:mrow>
              </math:mrow>
            </math:mrow>
            <math:mo math:stretchy="false">=</math:mo>
            <math:mrow>
              <math:mo math:stretchy="false">−</math:mo>
              <math:mn>4</math:mn>
            </math:mrow>
          </math:mrow>
        </math:mrow>
      </math:mtr>
      <math:mtr>
        <math:mrow>
          <math:mrow>
            <math:msup>
              <math:mrow>
                <math:mo math:stretchy="false">(</math:mo>
                <math:mrow>
                  <math:mo math:stretchy="false">−</math:mo>
                  <math:mi>x</math:mi>
                </math:mrow>
                <math:mo math:stretchy="false">)</math:mo>
              </math:mrow>
              <math:mi>y</math:mi>
            </math:msup>
            <math:mo math:stretchy="false">=</math:mo>
            <math:mrow>
              <math:mrow>
                <math:mo math:stretchy="false">−</math:mo>
                <math:mi>x</math:mi>
              </math:mrow>
              <math:mo math:stretchy="false">∗</math:mo>
              <math:mrow>
                <math:mo math:stretchy="false">−</math:mo>
                <math:mi>x</math:mi>
              </math:mrow>
            </math:mrow>
          </math:mrow>
          <math:mi/>
          <math:mrow>
            <math:mrow>
              <math:msup>
                <math:mrow>
                  <math:mo math:stretchy="false">(</math:mo>
                  <math:mrow>
                    <math:mo math:stretchy="false">−</math:mo>
                    <math:mn>2</math:mn>
                  </math:mrow>
                  <math:mo math:stretchy="false">)</math:mo>
                </math:mrow>
                <math:mn>2</math:mn>
              </math:msup>
              <math:mo math:stretchy="false">=</math:mo>
              <math:mrow>
                <math:mrow>
                  <math:mo math:stretchy="false">−</math:mo>
                  <math:mn>2</math:mn>
                </math:mrow>
                <math:mo math:stretchy="false">∗</math:mo>
                <math:mrow>
                  <math:mo math:stretchy="false">−</math:mo>
                  <math:mn>2</math:mn>
                </math:mrow>
              </math:mrow>
            </math:mrow>
            <math:mo math:stretchy="false">=</math:mo>
            <math:mn>4</math:mn>
          </math:mrow>
        </math:mrow>
      </math:mtr>
    </math:mtable>
    <math:annotation math:encoding="StarMath 5.0">~~~~~-x^y =-(x^y)~~~ -2^2 = -(2^2) = -4 newline
(-x)^y =-x*-x~~~(-2)^2 = -2*-2=4</math:annotation>
  </math:semantics>
</math:math>
</file>

<file path=Object 10/content.xml><?xml version="1.0" encoding="utf-8"?>
<math xmlns="http://www.w3.org/1998/Math/MathML">
  <semantics>
    <mrow>
      <mrow>
        <mfrac>
          <mi>a</mi>
          <mi>b</mi>
        </mfrac>
        <mi mathvariant="normal">−</mi>
        <mi>c</mi>
      </mrow>
      <mi mathvariant="normal">⇒</mi>
      <mrow>
        <mfrac>
          <mi>a</mi>
          <mi>b</mi>
        </mfrac>
        <mi mathvariant="normal">−</mi>
        <mfrac>
          <mi>c</mi>
          <mn>1</mn>
        </mfrac>
      </mrow>
      <mi mathvariant="normal">⇒</mi>
      <mrow>
        <mfrac>
          <mi>a</mi>
          <mi>b</mi>
        </mfrac>
        <mi mathvariant="normal">−</mi>
        <mfrac>
          <mi mathvariant="italic">bc</mi>
          <mi>b</mi>
        </mfrac>
      </mrow>
      <mi mathvariant="normal">⇒</mi>
      <mfrac>
        <mrow>
          <mi>a</mi>
          <mi mathvariant="normal">−</mi>
          <mi mathvariant="italic">bc</mi>
        </mrow>
        <mi>b</mi>
      </mfrac>
    </mrow>
    <annotation encoding="StarMath 5.0">a over b -c drarrow a over b - c over 1 drarrow a over b -bc over b drarrow {a -bc} over b</annotation>
  </semantics>
</math>
</file>

<file path=Object 11/content.xml><?xml version="1.0" encoding="utf-8"?>
<math xmlns="http://www.w3.org/1998/Math/MathML">
  <semantics>
    <mtable>
      <mtr>
        <mtd>
          <mrow>
            <mi>f</mi>
            <mrow>
              <mo stretchy="false">(</mo>
              <mi>x</mi>
              <mo stretchy="false">)</mo>
            </mrow>
            <mi/>
          </mrow>
        </mtd>
        <mtd>
          <mrow>
            <mrow>
              <mi mathvariant="normal">∫</mi>
              <mi>f</mi>
            </mrow>
            <mrow>
              <mo stretchy="false">(</mo>
              <mi>x</mi>
              <mo stretchy="false">)</mo>
            </mrow>
            <mi mathvariant="italic">dx</mi>
          </mrow>
        </mtd>
      </mtr>
      <mtr>
        <mtd>
          <mrow>
            <mi>a</mi>
            <mi/>
          </mrow>
        </mtd>
        <mtd>
          <mrow>
            <mi mathvariant="italic">ax</mi>
            <mo stretchy="false">+</mo>
            <mi>c</mi>
          </mrow>
        </mtd>
      </mtr>
      <mtr>
        <mtd>
          <mrow>
            <msup>
              <mi>x</mi>
              <mi>n</mi>
            </msup>
            <mi/>
          </mrow>
        </mtd>
        <mtd>
          <mrow>
            <mfrac>
              <mn>1</mn>
              <mrow>
                <mi>n</mi>
                <mo stretchy="false">+</mo>
                <mn>1</mn>
              </mrow>
            </mfrac>
            <mrow>
              <msup>
                <mi>x</mi>
                <mrow>
                  <mi>n</mi>
                  <mo stretchy="false">+</mo>
                  <mn>1</mn>
                </mrow>
              </msup>
              <mo stretchy="false">+</mo>
              <mi>c</mi>
            </mrow>
          </mrow>
        </mtd>
      </mtr>
      <mtr>
        <mtd>
          <mrow>
            <mfrac>
              <mn>1</mn>
              <mi>x</mi>
            </mfrac>
            <mi/>
          </mrow>
        </mtd>
        <mtd>
          <mrow>
            <mi>ln</mi>
            <mrow>
              <mrow>
                <mo stretchy="false">(</mo>
                <mi>x</mi>
                <mo stretchy="false">)</mo>
              </mrow>
              <mo stretchy="false">+</mo>
              <mi>c</mi>
            </mrow>
          </mrow>
        </mtd>
      </mtr>
      <mtr>
        <mtd>
          <mrow>
            <msup>
              <mi>e</mi>
              <mi mathvariant="italic">ax</mi>
            </msup>
            <mi/>
          </mrow>
        </mtd>
        <mtd>
          <mrow>
            <mfrac>
              <mn>1</mn>
              <mi>a</mi>
            </mfrac>
            <mrow>
              <msup>
                <mi>e</mi>
                <mi mathvariant="italic">ax</mi>
              </msup>
              <mo stretchy="false">+</mo>
              <mi>c</mi>
            </mrow>
          </mrow>
        </mtd>
      </mtr>
      <mtr>
        <mtd>
          <mrow>
            <mi>cos</mi>
            <mrow>
              <mo stretchy="false">(</mo>
              <mi mathvariant="italic">ax</mi>
              <mo stretchy="false">)</mo>
            </mrow>
            <mi/>
          </mrow>
        </mtd>
        <mtd>
          <mrow>
            <mfrac>
              <mn>1</mn>
              <mi>a</mi>
            </mfrac>
            <mi>sin</mi>
            <mrow>
              <mrow>
                <mo stretchy="false">(</mo>
                <mi mathvariant="italic">ax</mi>
                <mo stretchy="false">)</mo>
              </mrow>
              <mo stretchy="false">+</mo>
              <mi>c</mi>
            </mrow>
          </mrow>
        </mtd>
      </mtr>
      <mtr>
        <mtd>
          <mrow>
            <mi>sin</mi>
            <mrow>
              <mo stretchy="false">(</mo>
              <mi mathvariant="italic">ax</mi>
              <mo stretchy="false">)</mo>
            </mrow>
            <mi/>
          </mrow>
        </mtd>
        <mtd>
          <mrow>
            <mfrac>
              <mrow>
                <mi mathvariant="normal">−</mi>
                <mn>1</mn>
              </mrow>
              <mi>a</mi>
            </mfrac>
            <mi>cos</mi>
            <mrow>
              <mrow>
                <mo stretchy="false">(</mo>
                <mi mathvariant="italic">ax</mi>
                <mo stretchy="false">)</mo>
              </mrow>
              <mo stretchy="false">+</mo>
              <mi>c</mi>
            </mrow>
          </mrow>
        </mtd>
      </mtr>
    </mtable>
    <annotation encoding="StarMath 5.0">Matrix{
f(x)~~~~~#int f(x) dx##
a~~#ax+c##
x^n~~#1 over{n+1}x^{n+1}+c##
1 over x~~#ln(x)+c##
e^ax~~#1 over a e^ax +c##
cos(ax)~~#1 over a sin(ax)+c##
sin(ax)~~#-{1} over {a}cos(ax)+c
}</annotation>
  </semantics>
</math>
</file>

<file path=Object 12/content.xml><?xml version="1.0" encoding="utf-8"?>
<math xmlns="http://www.w3.org/1998/Math/MathML">
  <semantics>
    <mtable>
      <mtr>
        <mtd>
          <mtext>Double angle formulas:</mtext>
        </mtd>
      </mtr>
      <mtr>
        <mtd>
          <mrow>
            <mi>sin</mi>
            <mrow>
              <mrow>
                <mo stretchy="false">(</mo>
                <mrow>
                  <mn>2</mn>
                  <mo stretchy="false">θ</mo>
                </mrow>
                <mo stretchy="false">)</mo>
              </mrow>
              <mi mathvariant="normal">=</mi>
              <mn>2sin</mn>
            </mrow>
            <mrow>
              <mo stretchy="false">(</mo>
              <mo stretchy="false">θ</mo>
              <mo stretchy="false">)</mo>
            </mrow>
            <mi>cos</mi>
            <mrow>
              <mo stretchy="false">(</mo>
              <mo stretchy="false">θ</mo>
              <mo stretchy="false">)</mo>
            </mrow>
          </mrow>
        </mtd>
      </mtr>
      <mtr>
        <mtd>
          <mrow>
            <mi>cos</mi>
            <mrow>
              <mrow>
                <mo stretchy="false">(</mo>
                <mrow>
                  <mn>2</mn>
                  <mo stretchy="false">θ</mo>
                </mrow>
                <mo stretchy="false">)</mo>
              </mrow>
              <mi mathvariant="normal">=</mi>
              <msup>
                <mi>cos</mi>
                <mn>2</mn>
              </msup>
            </mrow>
            <mrow>
              <mrow>
                <mo stretchy="false">(</mo>
                <mo stretchy="false">θ</mo>
                <mo stretchy="false">)</mo>
              </mrow>
              <mi mathvariant="normal">−</mi>
              <msup>
                <mi>sin</mi>
                <mn>2</mn>
              </msup>
            </mrow>
            <mrow>
              <mrow>
                <mo stretchy="false">(</mo>
                <mo stretchy="false">θ</mo>
                <mo stretchy="false">)</mo>
              </mrow>
              <mi mathvariant="normal">=</mi>
              <msup>
                <mn>2cos</mn>
                <mn>2</mn>
              </msup>
            </mrow>
            <mrow>
              <mrow>
                <mrow>
                  <mo stretchy="false">(</mo>
                  <mo stretchy="false">θ</mo>
                  <mo stretchy="false">)</mo>
                </mrow>
                <mi mathvariant="normal">−</mi>
                <mn>1</mn>
              </mrow>
              <mi mathvariant="normal">=</mi>
              <mrow>
                <mn>1</mn>
                <mi mathvariant="normal">−</mi>
                <msup>
                  <mn>2sin</mn>
                  <mn>2</mn>
                </msup>
              </mrow>
            </mrow>
            <mrow>
              <mo stretchy="false">(</mo>
              <mo stretchy="false">θ</mo>
              <mo stretchy="false">)</mo>
            </mrow>
          </mrow>
        </mtd>
      </mtr>
    </mtable>
    <annotation encoding="StarMath 5.0">"Double angle formulas:" newline
sin(2%theta)=2sin(%theta)cos(%theta) newline
cos(2%theta)=cos^2(%theta)-sin^2(%theta)=2cos^2(%theta)-1=1-2sin^2(%theta)</annotation>
  </semantics>
</math>
</file>

<file path=Object 13/content.xml><?xml version="1.0" encoding="utf-8"?>
<math xmlns="http://www.w3.org/1998/Math/MathML">
  <semantics>
    <mtable>
      <mtr>
        <mtd>
          <mrow>
            <mtext>Sample mean:</mtext>
            <mover accent="true">
              <mi>x</mi>
              <mo>¯</mo>
            </mover>
          </mrow>
        </mtd>
      </mtr>
      <mtr>
        <mtd>
          <mrow>
            <mtext>population mean:</mtext>
            <mo stretchy="false">μ</mo>
          </mrow>
        </mtd>
      </mtr>
      <mtr>
        <mtd/>
      </mtr>
      <mtr>
        <mtd>
          <mrow>
            <mtext>Sample standard deviation:</mtext>
            <mi>s</mi>
          </mrow>
        </mtd>
      </mtr>
      <mtr>
        <mtd>
          <mrow>
            <mtext>population standrad deviation:</mtext>
            <mo stretchy="false">σ</mo>
          </mrow>
        </mtd>
      </mtr>
    </mtable>
    <annotation encoding="StarMath 5.0">"Sample mean:" overline x newline "population mean:" %mu
newline newline
"Sample standard deviation:"s newline "population standrad deviation:"%sigma</annotation>
  </semantics>
</math>
</file>

<file path=Object 14/content.xml><?xml version="1.0" encoding="utf-8"?>
<math xmlns="http://www.w3.org/1998/Math/MathML">
  <semantics>
    <mrow>
      <mtext>Standard error of the mean: </mtext>
      <mi/>
      <mrow>
        <mi mathvariant="italic">SE</mi>
        <mi mathvariant="normal">=</mi>
        <mfrac>
          <mi>s</mi>
          <msqrt>
            <mrow>
              <mo stretchy="false">(</mo>
              <mi>n</mi>
              <mo stretchy="false">)</mo>
            </mrow>
          </msqrt>
        </mfrac>
      </mrow>
      <mi/>
      <mtext> where n is the number of samples</mtext>
    </mrow>
    <annotation encoding="StarMath 5.0">"Standard error of the mean: "~SE=s over sqrt(n)~" where n is the number of samples"</annotation>
  </semantics>
</math>
</file>

<file path=Object 15/content.xml><?xml version="1.0" encoding="utf-8"?>
<math xmlns="http://www.w3.org/1998/Math/MathML">
  <semantics>
    <mrow>
      <mtext>95% of </mtext>
      <mi/>
      <mover accent="true">
        <mi>x</mi>
        <mo>¯</mo>
      </mover>
      <mi/>
      <mtext>(sample mean) is in </mtext>
      <mi/>
      <mrow>
        <mo stretchy="false">μ</mo>
        <mi mathvariant="normal">±</mi>
        <mn>1.96SE</mn>
      </mrow>
    </mrow>
    <annotation encoding="StarMath 5.0">"95% of "~overline x ~"(sample mean) is in "~%mu+-1.96SE </annotation>
  </semantics>
</math>
</file>

<file path=Object 16/content.xml><?xml version="1.0" encoding="utf-8"?>
<math xmlns="http://www.w3.org/1998/Math/MathML">
  <semantics>
    <mrow>
      <mo stretchy="false">(</mo>
      <mrow>
        <mi>n</mi>
        <mi mathvariant="normal">≤</mi>
        <mn>25</mn>
      </mrow>
      <mo stretchy="false">)</mo>
    </mrow>
    <annotation encoding="StarMath 5.0">(n&lt;=25)</annotation>
  </semantics>
</math>
</file>

<file path=Object 17/content.xml><?xml version="1.0" encoding="utf-8"?>
<math xmlns="http://www.w3.org/1998/Math/MathML">
  <semantics>
    <mtable>
      <mtr>
        <mtd>
          <mtext>The sampling distribution of the mean for</mtext>
        </mtd>
      </mtr>
      <mtr>
        <mtd>
          <mrow>
            <mtext> samples of size n from a population with mean  </mtext>
            <mo stretchy="false">μ</mo>
            <mtext> and standard deviation </mtext>
            <mo stretchy="false">σ</mo>
          </mrow>
        </mtd>
      </mtr>
      <mtr>
        <mtd>
          <mrow>
            <mtext>may be approximated by a normal distribution with mean </mtext>
            <mo stretchy="false">μ</mo>
            <mtext>and standard deviation SE</mtext>
          </mrow>
        </mtd>
      </mtr>
      <mtr>
        <mtd>
          <mrow>
            <mo stretchy="false">(</mo>
            <mrow>
              <mrow>
                <mover accent="true">
                  <mi>x</mi>
                  <mo>¯</mo>
                </mover>
                <mi mathvariant="normal">=</mi>
                <mo stretchy="false">μ</mo>
              </mrow>
              <mi>,</mi>
              <mrow>
                <mi>s</mi>
                <mi mathvariant="normal">=</mi>
                <mi mathvariant="italic">SE</mi>
              </mrow>
            </mrow>
            <mo stretchy="false">)</mo>
          </mrow>
        </mtd>
      </mtr>
    </mtable>
    <annotation encoding="StarMath 5.0">"The sampling distribution of the mean for"newline" samples of size n from a population with mean  "%mu" and standard deviation "%sigma newline
"may be approximated by a normal distribution with mean "%mu"and standard deviation SE" newline
(overline x=%mu, s=SE)</annotation>
  </semantics>
</math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cm" svg:y1="2.5cm" svg:x2="2.5cm" svg:y2="5cm">
          <text:p/>
        </draw:line>
        <draw:line draw:style-name="gr1" draw:text-style-name="P1" draw:layer="layout" svg:x1="2.5cm" svg:y1="5cm" svg:x2="7cm" svg:y2="5cm">
          <text:p/>
        </draw:line>
        <draw:line draw:style-name="gr1" draw:text-style-name="P1" draw:layer="layout" svg:x1="6cm" svg:y1="2.5cm" svg:x2="7cm" svg:y2="5cm">
          <text:p/>
        </draw:line>
        <draw:frame draw:style-name="gr2" draw:layer="layout" svg:width="0.925cm" svg:height="0.962cm" svg:x="1.575cm" svg:y="4.538cm">
          <draw:text-box>
            <text:p>A</text:p>
          </draw:text-box>
        </draw:frame>
        <draw:frame draw:style-name="gr2" draw:layer="layout" svg:width="0.925cm" svg:height="0.962cm" svg:x="7cm" svg:y="4.538cm">
          <draw:text-box>
            <text:p>B</text:p>
          </draw:text-box>
        </draw:frame>
        <draw:frame draw:style-name="gr2" draw:layer="layout" svg:width="0.959cm" svg:height="0.962cm" svg:x="5.541cm" svg:y="1.538cm">
          <draw:text-box>
            <text:p>C</text:p>
          </draw:text-box>
        </draw:frame>
        <draw:frame draw:style-name="gr2" draw:layer="layout" svg:width="0.853cm" svg:height="0.962cm" svg:x="3.5cm" svg:y="3.387cm">
          <draw:text-box>
            <text:p>b</text:p>
          </draw:text-box>
        </draw:frame>
        <draw:frame draw:style-name="gr2" draw:layer="layout" svg:width="0.853cm" svg:height="0.962cm" svg:x="6.5cm" svg:y="3.5cm">
          <draw:text-box>
            <text:p>a</text:p>
          </draw:text-box>
        </draw:frame>
        <draw:frame draw:style-name="gr2" draw:layer="layout" svg:width="0.82cm" svg:height="0.962cm" svg:x="4.647cm" svg:y="4.538cm">
          <draw:text-box>
            <text:p>c</text:p>
          </draw:text-box>
        </draw:frame>
        <draw:line draw:style-name="gr1" draw:text-style-name="P1" draw:layer="layout" svg:x1="6cm" svg:y1="2.5cm" svg:x2="6cm" svg:y2="5cm">
          <text:p/>
        </draw:line>
        <draw:frame draw:style-name="gr2" draw:layer="layout" svg:width="0.853cm" svg:height="0.962cm" svg:x="5.647cm" svg:y="3.038cm">
          <draw:text-box>
            <text:p>h</text:p>
          </draw:text-box>
        </draw:frame>
        <draw:frame draw:style-name="gr2" draw:layer="layout" svg:width="0.959cm" svg:height="0.962cm" svg:x="5.8cm" svg:y="4.2cm">
          <draw:text-box>
            <text:p>D</text:p>
          </draw:text-box>
        </draw:frame>
      </draw:page>
    </office:drawing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9/content.xml><?xml version="1.0" encoding="utf-8"?>
<math xmlns="http://www.w3.org/1998/Math/MathML">
  <semantics>
    <mtable>
      <mtr>
        <mtd>
          <mrow>
            <mrow>
              <mfrac>
                <mrow>
                  <mi>sin</mi>
                  <mrow>
                    <mo stretchy="false">(</mo>
                    <mi>A</mi>
                    <mo stretchy="false">)</mo>
                  </mrow>
                </mrow>
                <mi>a</mi>
              </mfrac>
              <mi mathvariant="normal">=</mi>
              <mfrac>
                <mrow>
                  <mi>sin</mi>
                  <mrow>
                    <mo stretchy="false">(</mo>
                    <mi>B</mi>
                    <mo stretchy="false">)</mo>
                  </mrow>
                </mrow>
                <mi>b</mi>
              </mfrac>
            </mrow>
            <mi mathvariant="normal">=</mi>
            <mfrac>
              <mrow>
                <mi>sin</mi>
                <mrow>
                  <mo stretchy="false">(</mo>
                  <mi>C</mi>
                  <mo stretchy="false">)</mo>
                </mrow>
              </mrow>
              <mi>c</mi>
            </mfrac>
          </mrow>
        </mtd>
      </mtr>
      <mtr>
        <mtd>
          <mtext>and:</mtext>
        </mtd>
      </mtr>
      <mtr>
        <mtd>
          <mrow>
            <mrow>
              <mfrac>
                <mi>a</mi>
                <mrow>
                  <mi>sin</mi>
                  <mrow>
                    <mo stretchy="false">(</mo>
                    <mi>A</mi>
                    <mo stretchy="false">)</mo>
                  </mrow>
                </mrow>
              </mfrac>
              <mi mathvariant="normal">=</mi>
              <mfrac>
                <mi>b</mi>
                <mrow>
                  <mi>sin</mi>
                  <mrow>
                    <mo stretchy="false">(</mo>
                    <mi>B</mi>
                    <mo stretchy="false">)</mo>
                  </mrow>
                </mrow>
              </mfrac>
            </mrow>
            <mi mathvariant="normal">=</mi>
            <mfrac>
              <mi>c</mi>
              <mrow>
                <mi>sin</mi>
                <mrow>
                  <mo stretchy="false">(</mo>
                  <mi>C</mi>
                  <mo stretchy="false">)</mo>
                </mrow>
              </mrow>
            </mfrac>
          </mrow>
        </mtd>
      </mtr>
    </mtable>
    <annotation encoding="StarMath 5.0">{sin(A)} over a = {sin(B)} over b = {Sin(C)} over c newline
"and:" newline
a over {sin(A)} = b over {sin(B)} = c over {sin(C)}</annotation>
  </semantics>
</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x</math:mi>
            <math:mi>a</math:mi>
          </math:msup>
          <math:mo math:stretchy="false">∗</math:mo>
          <math:msup>
            <math:mi>x</math:mi>
            <math:mi>b</math:mi>
          </math:msup>
        </math:mrow>
        <math:mo math:stretchy="false">=</math:mo>
        <math:msup>
          <math:mi>x</math:mi>
          <math:mrow>
            <math:mi>a</math:mi>
            <math:mo math:stretchy="false">+</math:mo>
            <math:mi>b</math:mi>
          </math:mrow>
        </math:msup>
      </math:mrow>
      <math:mi/>
      <math:mrow>
        <math:mrow>
          <math:msup>
            <math:mi>x</math:mi>
            <math:mn>2</math:mn>
          </math:msup>
          <math:mo math:stretchy="false">∗</math:mo>
          <math:msup>
            <math:mi>x</math:mi>
            <math:mn>4</math:mn>
          </math:msup>
        </math:mrow>
        <math:mo math:stretchy="false">=</math:mo>
        <math:msup>
          <math:mi>x</math:mi>
          <math:mn>6</math:mn>
        </math:msup>
      </math:mrow>
    </math:mrow>
    <math:annotation math:encoding="StarMath 5.0">x^a*x^b = x^{a+b}~~~x^2*x^4=x^6</math:annotation>
  </math:semantics>
</math:math>
</file>

<file path=Object 20/content.xml><?xml version="1.0" encoding="utf-8"?>
<math xmlns="http://www.w3.org/1998/Math/MathML">
  <semantics>
    <mrow>
      <mrow>
        <msup>
          <mrow>
            <mo stretchy="false">(</mo>
            <mrow>
              <mi>a</mi>
              <mo stretchy="false">+</mo>
              <mi>b</mi>
            </mrow>
            <mo stretchy="false">)</mo>
          </mrow>
          <mn>3</mn>
        </msup>
        <mi mathvariant="normal">=</mi>
        <mrow>
          <msup>
            <mi>a</mi>
            <mn>3</mn>
          </msup>
          <mo stretchy="false">+</mo>
          <msup>
            <mi>a</mi>
            <mn>2</mn>
          </msup>
        </mrow>
      </mrow>
      <mrow>
        <mrow>
          <mi>b</mi>
          <mo stretchy="false">+</mo>
          <msup>
            <mi mathvariant="italic">ab</mi>
            <mn>2</mn>
          </msup>
        </mrow>
        <mo stretchy="false">+</mo>
        <msup>
          <mi>b</mi>
          <mn>3</mn>
        </msup>
      </mrow>
      <mi/>
      <mrow>
        <msup>
          <mrow>
            <mo stretchy="false">(</mo>
            <mrow>
              <mi>a</mi>
              <mi mathvariant="normal">−</mi>
              <mi>b</mi>
            </mrow>
            <mo stretchy="false">)</mo>
          </mrow>
          <mn>3</mn>
        </msup>
        <mi mathvariant="normal">=</mi>
        <mrow>
          <mo stretchy="false">(</mo>
          <mrow>
            <mi>a</mi>
            <mi mathvariant="normal">−</mi>
            <mi>b</mi>
          </mrow>
          <mo stretchy="false">)</mo>
        </mrow>
      </mrow>
      <mrow>
        <msup>
          <mrow>
            <mo stretchy="false">(</mo>
            <mrow>
              <mi>a</mi>
              <mi mathvariant="normal">−</mi>
              <mi>b</mi>
            </mrow>
            <mo stretchy="false">)</mo>
          </mrow>
          <mn>2</mn>
        </msup>
        <mi mathvariant="normal">=</mi>
        <mrow>
          <mo stretchy="false">(</mo>
          <mrow>
            <mi>a</mi>
            <mi mathvariant="normal">−</mi>
            <mi>b</mi>
          </mrow>
          <mo stretchy="false">)</mo>
        </mrow>
      </mrow>
      <mrow>
        <mrow>
          <mo stretchy="false">(</mo>
          <mrow>
            <mrow>
              <msup>
                <mi>a</mi>
                <mn>2</mn>
              </msup>
              <mi mathvariant="normal">−</mi>
              <mn>2ab</mn>
            </mrow>
            <mo stretchy="false">+</mo>
            <msup>
              <mi>b</mi>
              <mn>2</mn>
            </msup>
          </mrow>
          <mo stretchy="false">)</mo>
        </mrow>
        <mi mathvariant="normal">=</mi>
        <mrow>
          <msup>
            <mi>a</mi>
            <mn>3</mn>
          </msup>
          <mi mathvariant="normal">−</mi>
          <msup>
            <mn>3a</mn>
            <mn>2</mn>
          </msup>
        </mrow>
      </mrow>
      <mrow>
        <mrow>
          <mi>b</mi>
          <mo stretchy="false">+</mo>
          <msup>
            <mn>3ab</mn>
            <mn>2</mn>
          </msup>
        </mrow>
        <mi mathvariant="normal">−</mi>
        <msup>
          <mi>b</mi>
          <mn>3</mn>
        </msup>
      </mrow>
    </mrow>
    <annotation encoding="StarMath 5.0">
(a+b)^3 = a^3+a^{2}b+ab^2+b^3~~~~~~~(a-b)^3=(a-b)(a-b)^2=(a-b)(a^2-2ab+b^2)=

a^3 - 3a^{2}b+3ab^2-b^3</annotation>
  </semantics>
</math>
</file>

<file path=Object 21/content.xml><?xml version="1.0" encoding="utf-8"?>
<math xmlns="http://www.w3.org/1998/Math/MathML">
  <semantics>
    <mrow>
      <mrow>
        <mfrac>
          <mi>a</mi>
          <mi>b</mi>
        </mfrac>
        <mo stretchy="false">+</mo>
        <mfrac>
          <mi>c</mi>
          <mi>d</mi>
        </mfrac>
      </mrow>
      <mi mathvariant="normal">⇒</mi>
      <mfrac>
        <mrow>
          <mi mathvariant="italic">ad</mi>
          <mo stretchy="false">+</mo>
          <mi mathvariant="italic">bc</mi>
        </mrow>
        <mi mathvariant="italic">bd</mi>
      </mfrac>
      <mi>,</mi>
      <mi/>
      <mrow>
        <mrow>
          <mfrac>
            <mi>a</mi>
            <mi>b</mi>
          </mfrac>
          <mi mathvariant="normal">−</mi>
          <mfrac>
            <mi>c</mi>
            <mi>d</mi>
          </mfrac>
        </mrow>
        <mi mathvariant="normal">=</mi>
        <mfrac>
          <mrow>
            <mi mathvariant="italic">ad</mi>
            <mi mathvariant="normal">−</mi>
            <mi mathvariant="italic">bc</mi>
          </mrow>
          <mi mathvariant="italic">bd</mi>
        </mfrac>
      </mrow>
    </mrow>
    <annotation encoding="StarMath 5.0">{a over b}+{c over d} drarrow {ad+bc}over {bd},~~~ {a over b} - {c over d}={ad-bc} over bd</annotation>
  </semantics>
</math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3" style:family="graphic" style:parent-style-name="standard">
      <style:graphic-properties svg:stroke-color="#800000" draw:textarea-horizontal-align="center" draw:textarea-vertical-align="middle"/>
    </style:style>
    <style:style style:name="gr4" style:family="graphic" style:parent-style-name="standard">
      <style:graphic-properties svg:stroke-color="#00800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P1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family="cmmi10" style:font-style-name="Regular" style:font-family-asian="cmmi10" style:font-style-name-asian="Regular" style:font-family-complex="cmmi10" style:font-style-name-complex="Regula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5.5cm" svg:x2="6.5cm" svg:y2="2.5cm">
          <text:p/>
        </draw:line>
        <draw:frame draw:style-name="gr2" draw:layer="layout" svg:width="0.925cm" svg:height="0.962cm" svg:x="3.916cm" svg:y="3.5cm">
          <draw:text-box>
            <text:p>V</text:p>
          </draw:text-box>
        </draw:frame>
        <draw:line draw:style-name="gr3" draw:text-style-name="P1" draw:layer="layout" svg:x1="3cm" svg:y1="5.5cm" svg:x2="6.5cm" svg:y2="5.5cm">
          <text:p/>
        </draw:line>
        <draw:line draw:style-name="gr4" draw:text-style-name="P1" draw:layer="layout" svg:x1="6.5cm" svg:y1="2.5cm" svg:x2="6.5cm" svg:y2="5.5cm">
          <text:p/>
        </draw:line>
        <draw:frame draw:style-name="gr5" draw:layer="layout" svg:width="1.183cm" svg:height="0.962cm" svg:x="6cm" svg:y="3.538cm">
          <draw:text-box>
            <text:p>V<text:span text:style-name="T1">y</text:span></text:p>
          </draw:text-box>
        </draw:frame>
        <draw:frame draw:style-name="gr6" draw:layer="layout" svg:width="1.183cm" svg:height="1cm" svg:x="4cm" svg:y="5cm">
          <draw:text-box>
            <text:p>V<text:span text:style-name="T1">x</text:span></text:p>
          </draw:text-box>
        </draw:frame>
        <draw:frame draw:style-name="gr5" draw:layer="layout" svg:width="0.798cm" svg:height="0.89cm" svg:x="3cm" svg:y="5cm">
          <draw:text-box>
            <text:p><text:span text:style-name="T2">µ</text:span></text:p>
          </draw:text-box>
        </draw:frame>
      </draw:page>
    </office:drawing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3/content.xml><?xml version="1.0" encoding="utf-8"?>
<math xmlns="http://www.w3.org/1998/Math/MathML">
  <semantics>
    <mrow>
      <mrow>
        <mrow>
          <mi>V</mi>
          <mo stretchy="false">+</mo>
          <mi>U</mi>
        </mrow>
        <mi mathvariant="normal">=</mi>
        <mrow>
          <mo stretchy="false">(</mo>
          <mrow>
            <msub>
              <mi>V</mi>
              <mi>x</mi>
            </msub>
            <mo stretchy="false">+</mo>
            <msub>
              <mi>U</mi>
              <mi>x</mi>
            </msub>
          </mrow>
          <mo stretchy="false">)</mo>
        </mrow>
      </mrow>
      <mrow>
        <mi>i</mi>
        <mo stretchy="false">+</mo>
        <mrow>
          <mo stretchy="false">(</mo>
          <mrow>
            <msub>
              <mi>V</mi>
              <mi>y</mi>
            </msub>
            <mo stretchy="false">+</mo>
            <msub>
              <mi>U</mi>
              <mi>y</mi>
            </msub>
          </mrow>
          <mo stretchy="false">)</mo>
        </mrow>
      </mrow>
      <mi>j</mi>
    </mrow>
    <annotation encoding="StarMath 5.0">V+U=(V_x+U_x)i+(V_y+U_y)j</annotation>
  </semantics>
</math>
</file>

<file path=Object 24/content.xml><?xml version="1.0" encoding="utf-8"?>
<math xmlns="http://www.w3.org/1998/Math/MathML">
  <semantics>
    <mrow>
      <mrow>
        <msub>
          <mi>V</mi>
          <mi>x</mi>
        </msub>
        <mi mathvariant="normal">=</mi>
        <mi mathvariant="italic">Vcos</mi>
      </mrow>
      <mrow>
        <mo stretchy="false">(</mo>
        <mo stretchy="false">θ</mo>
        <mo stretchy="false">)</mo>
      </mrow>
    </mrow>
    <annotation encoding="StarMath 5.0">V_x=Vcos(%theta)</annotation>
  </semantics>
</math>
</file>

<file path=Object 25/content.xml><?xml version="1.0" encoding="utf-8"?>
<math xmlns="http://www.w3.org/1998/Math/MathML">
  <semantics>
    <mrow>
      <mrow>
        <mo stretchy="false">(</mo>
        <mrow>
          <mi>a</mi>
          <mo stretchy="false">+</mo>
          <mi>b</mi>
        </mrow>
        <mo stretchy="false">)</mo>
      </mrow>
      <mrow>
        <mrow>
          <mo stretchy="false">(</mo>
          <mrow>
            <mi>a</mi>
            <mi mathvariant="normal">−</mi>
            <mi>b</mi>
          </mrow>
          <mo stretchy="false">)</mo>
        </mrow>
        <mi mathvariant="normal">=</mi>
        <mrow>
          <msup>
            <mi>a</mi>
            <mn>2</mn>
          </msup>
          <mi mathvariant="normal">−</mi>
          <msup>
            <mi>b</mi>
            <mn>2</mn>
          </msup>
        </mrow>
      </mrow>
    </mrow>
    <annotation encoding="StarMath 5.0">(a+b)(a-b)=a^2-b^2</annotation>
  </semantics>
</math>
</file>

<file path=Object 26/content.xml><?xml version="1.0" encoding="utf-8"?>
<math xmlns="http://www.w3.org/1998/Math/MathML">
  <semantics>
    <mtable>
      <mtr>
        <mtd>
          <mrow>
            <msup>
              <mrow>
                <mo stretchy="false">(</mo>
                <mrow>
                  <mi>a</mi>
                  <mo stretchy="false">+</mo>
                  <mi>b</mi>
                </mrow>
                <mo stretchy="false">)</mo>
              </mrow>
              <mn>2</mn>
            </msup>
            <mi mathvariant="normal">=</mi>
            <mrow>
              <mrow>
                <msup>
                  <mi>a</mi>
                  <mn>2</mn>
                </msup>
                <mo stretchy="false">+</mo>
                <mn>2ab</mn>
              </mrow>
              <mo stretchy="false">+</mo>
              <msup>
                <mi>b</mi>
                <mn>2</mn>
              </msup>
            </mrow>
          </mrow>
        </mtd>
      </mtr>
      <mtr>
        <mtd>
          <mrow>
            <msup>
              <mrow>
                <mo stretchy="false">(</mo>
                <mrow>
                  <mi>a</mi>
                  <mi mathvariant="normal">−</mi>
                  <mi>b</mi>
                </mrow>
                <mo stretchy="false">)</mo>
              </mrow>
              <mn>2</mn>
            </msup>
            <mi mathvariant="normal">=</mi>
            <mrow>
              <mrow>
                <msup>
                  <mi>a</mi>
                  <mn>2</mn>
                </msup>
                <mi mathvariant="normal">−</mi>
                <mn>2ab</mn>
              </mrow>
              <mo stretchy="false">+</mo>
              <msup>
                <mi>b</mi>
                <mn>2</mn>
              </msup>
            </mrow>
          </mrow>
        </mtd>
      </mtr>
    </mtable>
    <annotation encoding="StarMath 5.0">(a+b)^2 = a^2+2ab+b^2 newline(a-b)^2 = a^2-2ab+b^2</annotation>
  </semantics>
</math>
</file>

<file path=Object 27/content.xml><?xml version="1.0" encoding="utf-8"?>
<math xmlns="http://www.w3.org/1998/Math/MathML">
  <semantics>
    <mrow>
      <mrow>
        <msup>
          <mi>a</mi>
          <mn>0</mn>
        </msup>
        <mi mathvariant="normal">=</mi>
        <mn>1,</mn>
      </mrow>
      <mi/>
      <mrow>
        <msup>
          <mi>a</mi>
          <mn>1</mn>
        </msup>
        <mi mathvariant="normal">=</mi>
        <mi>a</mi>
      </mrow>
      <mi>,</mi>
      <mi/>
      <mrow>
        <msup>
          <mi>a</mi>
          <mrow>
            <mi mathvariant="normal">−</mi>
            <mn>1</mn>
          </mrow>
        </msup>
        <mi mathvariant="normal">=</mi>
        <mfrac>
          <mn>1</mn>
          <msup>
            <mi>a</mi>
            <mn>1</mn>
          </msup>
        </mfrac>
      </mrow>
    </mrow>
    <annotation encoding="StarMath 5.0">a^0=1, ~~~ a^1=a, ~~~ a^-1=1 over a^1</annotation>
  </semantics>
</math>
</file>

<file path=Object 28/content.xml><?xml version="1.0" encoding="utf-8"?>
<math xmlns="http://www.w3.org/1998/Math/MathML">
  <semantics>
    <mrow>
      <mrow>
        <mrow>
          <msup>
            <mi>a</mi>
            <mi>b</mi>
          </msup>
          <mi mathvariant="normal">∗</mi>
          <msup>
            <mi>a</mi>
            <mi>c</mi>
          </msup>
        </mrow>
        <mi mathvariant="normal">=</mi>
        <msup>
          <mi>a</mi>
          <mrow>
            <mi>b</mi>
            <mo stretchy="false">+</mo>
            <mi>c</mi>
          </mrow>
        </msup>
      </mrow>
      <mi>,</mi>
      <mi/>
      <mrow>
        <mfrac>
          <msup>
            <mi>a</mi>
            <mi>b</mi>
          </msup>
          <msup>
            <mi>a</mi>
            <mi>c</mi>
          </msup>
        </mfrac>
        <mi mathvariant="normal">=</mi>
        <msup>
          <mi>a</mi>
          <mrow>
            <mi>b</mi>
            <mi mathvariant="normal">−</mi>
            <mi>c</mi>
          </mrow>
        </msup>
      </mrow>
    </mrow>
    <annotation encoding="StarMath 5.0">a^b*a^c = a^{b+c},~~~a^b over a^c = a^{b-c}</annotation>
  </semantics>
</math>
</file>

<file path=Object 29/content.xml><?xml version="1.0" encoding="utf-8"?>
<math xmlns="http://www.w3.org/1998/Math/MathML">
  <semantics>
    <mrow>
      <mrow>
        <mrow>
          <mrow>
            <msup>
              <mi mathvariant="italic">ax</mi>
              <mn>2</mn>
            </msup>
            <mo stretchy="false">+</mo>
            <mi mathvariant="italic">bx</mi>
          </mrow>
          <mo stretchy="false">+</mo>
          <mi>c</mi>
        </mrow>
        <mi mathvariant="normal">=</mi>
        <mn>0</mn>
      </mrow>
      <mi mathvariant="normal">⇒</mi>
      <mrow>
        <mi>x</mi>
        <mi mathvariant="normal">=</mi>
        <mfrac>
          <mrow>
            <mrow>
              <mi mathvariant="normal">−</mi>
              <mi>b</mi>
            </mrow>
            <mi mathvariant="normal">±</mi>
            <msqrt>
              <mrow>
                <mo stretchy="false">(</mo>
                <mrow>
                  <msup>
                    <mi>b</mi>
                    <mn>2</mn>
                  </msup>
                  <mi mathvariant="normal">−</mi>
                  <mn>4ac</mn>
                </mrow>
                <mo stretchy="false">)</mo>
              </mrow>
            </msqrt>
          </mrow>
          <mn>2a</mn>
        </mfrac>
      </mrow>
    </mrow>
    <annotation encoding="StarMath 5.0">ax^2 + bx + c = 0 drarrow x={-b +- sqrt(b^2-4ac)} over 2a</annotation>
  </semantics>
</math>
</file>

<file path=Object 3/content.xml><?xml version="1.0" encoding="utf-8"?>
<math xmlns="http://www.w3.org/1998/Math/MathML">
  <semantics>
    <mtable>
      <mtr>
        <mtd>
          <mrow>
            <mtext>Function</mtext>
            <mi/>
            <mi>f</mi>
            <mrow>
              <mo stretchy="false">(</mo>
              <mi>x</mi>
              <mo stretchy="false">)</mo>
            </mrow>
          </mrow>
        </mtd>
        <mtd>
          <mrow>
            <mi/>
            <mtext>Derivative</mtext>
            <mi/>
            <msup>
              <mi>f</mi>
              <mi>'</mi>
            </msup>
            <mrow>
              <mo stretchy="false">(</mo>
              <mi>x</mi>
              <mo stretchy="false">)</mo>
            </mrow>
          </mrow>
        </mtd>
      </mtr>
      <mtr>
        <mtd>
          <mi>c</mi>
        </mtd>
        <mtd>
          <mn>0</mn>
        </mtd>
      </mtr>
      <mtr>
        <mtd>
          <msup>
            <mi>x</mi>
            <mi>n</mi>
          </msup>
        </mtd>
        <mtd>
          <msup>
            <mi mathvariant="italic">nx</mi>
            <mrow>
              <mi>n</mi>
              <mi mathvariant="normal">−</mi>
              <mn>1</mn>
            </mrow>
          </msup>
        </mtd>
      </mtr>
      <mtr>
        <mtd>
          <mrow>
            <mi>sin</mi>
            <mi>x</mi>
          </mrow>
        </mtd>
        <mtd>
          <mrow>
            <mi>cos</mi>
            <mi>x</mi>
          </mrow>
        </mtd>
      </mtr>
      <mtr>
        <mtd>
          <mrow>
            <mi>cos</mi>
            <mi>x</mi>
          </mrow>
        </mtd>
        <mtd>
          <mrow>
            <mrow>
              <mi mathvariant="normal">−</mi>
              <mi>sin</mi>
            </mrow>
            <mi>x</mi>
          </mrow>
        </mtd>
      </mtr>
      <mtr>
        <mtd>
          <msup>
            <mi>e</mi>
            <mi>x</mi>
          </msup>
        </mtd>
        <mtd>
          <msup>
            <mi>e</mi>
            <mi>x</mi>
          </msup>
        </mtd>
      </mtr>
      <mtr>
        <mtd>
          <mrow>
            <mi>ln</mi>
            <mi>x</mi>
            <mrow>
              <mo stretchy="false">(</mo>
              <mrow>
                <mi>x</mi>
                <mo stretchy="false">&gt;</mo>
                <mn>0</mn>
              </mrow>
              <mo stretchy="false">)</mo>
            </mrow>
          </mrow>
        </mtd>
        <mtd>
          <mrow>
            <mfrac>
              <mn>1</mn>
              <mi>x</mi>
            </mfrac>
            <mrow>
              <mo stretchy="false">(</mo>
              <mrow>
                <mi>x</mi>
                <mo stretchy="false">&gt;</mo>
                <mn>0</mn>
              </mrow>
              <mo stretchy="false">)</mo>
            </mrow>
          </mrow>
        </mtd>
      </mtr>
    </mtable>
    <annotation encoding="StarMath 5.0">Matrix{
"Function"~f(x)#~~~"Derivative"~f^'(x)##
c#0##
x^n#nx^{n-1}##
Sin x#Cos x##
Cos x#-Sin x##
e^x#e^x ##
ln x(x&gt;0)#1 over x(x&gt;0)
}</annotation>
  </semantics>
</math>
</file>

<file path=Object 30/content.xml><?xml version="1.0" encoding="utf-8"?>
<math xmlns="http://www.w3.org/1998/Math/MathML">
  <semantics>
    <mrow>
      <mrow>
        <mrow>
          <msup>
            <mi mathvariant="italic">ax</mi>
            <mn>2</mn>
          </msup>
          <mo stretchy="false">+</mo>
          <mi mathvariant="italic">bx</mi>
        </mrow>
        <mo stretchy="false">+</mo>
        <mi>c</mi>
      </mrow>
      <mi mathvariant="normal">=</mi>
      <mn>0</mn>
    </mrow>
    <annotation encoding="StarMath 5.0">ax^2+bx+c=0</annotation>
  </semantics>
</math>
</file>

<file path=Object 31/content.xml><?xml version="1.0" encoding="utf-8"?>
<math xmlns="http://www.w3.org/1998/Math/MathML">
  <semantics>
    <mrow>
      <mi>a</mi>
      <mi mathvariant="normal">≠</mi>
      <mn>1</mn>
    </mrow>
    <annotation encoding="StarMath 5.0">a &lt;&gt; 1</annotation>
  </semantics>
</math>
</file>

<file path=Object 32/content.xml><?xml version="1.0" encoding="utf-8"?>
<math xmlns="http://www.w3.org/1998/Math/MathML">
  <semantics>
    <mrow>
      <mrow>
        <mrow>
          <mrow>
            <msup>
              <mn>8x</mn>
              <mn>2</mn>
            </msup>
            <mo stretchy="false">+</mo>
            <mn>18x</mn>
          </mrow>
          <mo stretchy="false">+</mo>
          <mn>9</mn>
        </mrow>
        <mi mathvariant="normal">=</mi>
        <mn>0</mn>
      </mrow>
      <mi/>
      <mrow>
        <mrow>
          <mn>8</mn>
          <mi mathvariant="normal">∗</mi>
          <mn>9</mn>
        </mrow>
        <mi mathvariant="normal">=</mi>
        <mn>72</mn>
      </mrow>
    </mrow>
    <annotation encoding="StarMath 5.0">8x^2+18x+9=0 ~~~ 8*9 = 72 </annotation>
  </semantics>
</math>
</file>

<file path=Object 33/content.xml><?xml version="1.0" encoding="utf-8"?>
<math xmlns="http://www.w3.org/1998/Math/MathML">
  <semantics>
    <mrow>
      <mrow>
        <mfrac>
          <mi>a</mi>
          <mi>b</mi>
        </mfrac>
        <mi mathvariant="normal">∗</mi>
        <mi>c</mi>
      </mrow>
      <mi mathvariant="normal">=</mi>
      <mfrac>
        <mi mathvariant="italic">ac</mi>
        <mi>b</mi>
      </mfrac>
    </mrow>
    <annotation encoding="StarMath 5.0">{a over b} * c = {ac over b}</annotation>
  </semantics>
</math>
</file>

<file path=Object 34/content.xml><?xml version="1.0" encoding="utf-8"?>
<math xmlns="http://www.w3.org/1998/Math/MathML">
  <semantics>
    <mrow>
      <mrow>
        <mrow>
          <msup>
            <mn>8x</mn>
            <mn>2</mn>
          </msup>
          <mo stretchy="false">+</mo>
          <mn>12x</mn>
        </mrow>
        <mo stretchy="false">+</mo>
        <mn>6x</mn>
      </mrow>
      <mo stretchy="false">+</mo>
      <mn>9</mn>
    </mrow>
    <annotation encoding="StarMath 5.0">8x^2 + 12x + 6x+9</annotation>
  </semantics>
</math>
</file>

<file path=Object 35/content.xml><?xml version="1.0" encoding="utf-8"?>
<math xmlns="http://www.w3.org/1998/Math/MathML">
  <semantics>
    <mrow>
      <mn>4x</mn>
      <mrow>
        <mo stretchy="false">(</mo>
        <mrow>
          <mn>2x</mn>
          <mo stretchy="false">+</mo>
          <mn>3</mn>
        </mrow>
        <mo stretchy="false">)</mo>
      </mrow>
    </mrow>
    <annotation encoding="StarMath 5.0">4x(2x+3)</annotation>
  </semantics>
</math>
</file>

<file path=Object 36/content.xml><?xml version="1.0" encoding="utf-8"?>
<math xmlns="http://www.w3.org/1998/Math/MathML">
  <semantics>
    <mrow>
      <mn>3</mn>
      <mrow>
        <mo stretchy="false">(</mo>
        <mrow>
          <mn>2x</mn>
          <mo stretchy="false">+</mo>
          <mn>3</mn>
        </mrow>
        <mo stretchy="false">)</mo>
      </mrow>
    </mrow>
    <annotation encoding="StarMath 5.0">3(2x+3)</annotation>
  </semantics>
</math>
</file>

<file path=Object 37/content.xml><?xml version="1.0" encoding="utf-8"?>
<math xmlns="http://www.w3.org/1998/Math/MathML">
  <semantics>
    <mrow>
      <mrow>
        <mo stretchy="false">(</mo>
        <mrow>
          <mn>4x</mn>
          <mo stretchy="false">+</mo>
          <mn>3</mn>
        </mrow>
        <mo stretchy="false">)</mo>
      </mrow>
      <mrow>
        <mo stretchy="false">(</mo>
        <mrow>
          <mn>2x</mn>
          <mo stretchy="false">+</mo>
          <mn>3</mn>
        </mrow>
        <mo stretchy="false">)</mo>
      </mrow>
    </mrow>
    <annotation encoding="StarMath 5.0">(4x+3)(2x+3)</annotation>
  </semantics>
</math>
</file>

<file path=Object 38/content.xml><?xml version="1.0" encoding="utf-8"?>
<math xmlns="http://www.w3.org/1998/Math/MathML">
  <semantics>
    <mrow>
      <mi mathvariant="normal">−</mi>
      <mfrac>
        <mn>3</mn>
        <mn>4</mn>
      </mfrac>
    </mrow>
    <annotation encoding="StarMath 5.0">-{3 over 4}</annotation>
  </semantics>
</math>
</file>

<file path=Object 39/content.xml><?xml version="1.0" encoding="utf-8"?>
<math xmlns="http://www.w3.org/1998/Math/MathML">
  <semantics>
    <mrow>
      <mi mathvariant="normal">−</mi>
      <mfrac>
        <mn>3</mn>
        <mn>2</mn>
      </mfrac>
    </mrow>
    <annotation encoding="StarMath 5.0">-{3 over 2}</annotation>
  </semantics>
</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under>
        <math:mi>lim</math:mi>
        <math:mrow>
          <math:mi>h</math:mi>
          <math:mo math:stretchy="false">→</math:mo>
          <math:mn>0</math:mn>
        </math:mrow>
      </math:munder>
      <math:mfenced math:open="" math:close="">
        <math:mfrac>
          <math:mrow>
            <math:mi>f</math:mi>
            <math:mrow>
              <math:mrow>
                <math:mo math:stretchy="false">(</math:mo>
                <math:mrow>
                  <math:mi>x</math:mi>
                  <math:mo math:stretchy="false">+</math:mo>
                  <math:mi>h</math:mi>
                </math:mrow>
                <math:mo math:stretchy="false">)</math:mo>
              </math:mrow>
              <math:mo math:stretchy="false">−</math:mo>
              <math:mi>f</math:mi>
            </math:mrow>
            <math:mrow>
              <math:mo math:stretchy="false">(</math:mo>
              <math:mi>x</math:mi>
              <math:mo math:stretchy="false">)</math:mo>
            </math:mrow>
          </math:mrow>
          <math:mi>h</math:mi>
        </math:mfrac>
      </math:mfenced>
    </math:mrow>
    <math:annotation math:encoding="StarMath 5.0">lim from {h rightarrow 0}  
left( 
{f(x+h) - f(x)} over h
right)</math:annotation>
  </math:semantics>
</math:math>
</file>

<file path=Object 40/content.xml><?xml version="1.0" encoding="utf-8"?>
<math xmlns="http://www.w3.org/1998/Math/MathML">
  <semantics>
    <mrow>
      <mrow>
        <mfrac>
          <mi>a</mi>
          <mi>b</mi>
        </mfrac>
        <mi mathvariant="normal">/</mi>
        <mi>c</mi>
      </mrow>
      <mi mathvariant="normal">=</mi>
      <mfrac>
        <mi>a</mi>
        <mi mathvariant="italic">bc</mi>
      </mfrac>
    </mrow>
    <annotation encoding="StarMath 5.0">{a over b}/c = {a over bc}</annotation>
  </semantics>
</math>
</file>

<file path=Object 41/content.xml><?xml version="1.0" encoding="utf-8"?>
<math xmlns="http://www.w3.org/1998/Math/MathML">
  <semantics>
    <mrow>
      <msup>
        <mi>b</mi>
        <mn>2</mn>
      </msup>
      <mi mathvariant="normal">=</mi>
      <mrow>
        <msup>
          <mi>c</mi>
          <mn>2</mn>
        </msup>
        <mo stretchy="false">+</mo>
        <msup>
          <mi>h</mi>
          <mn>2</mn>
        </msup>
      </mrow>
    </mrow>
    <annotation encoding="StarMath 5.0">b^2=c^2+h^2 </annotation>
  </semantics>
</math>
</file>

<file path=Object 42/content.xml><?xml version="1.0" encoding="utf-8"?>
<math xmlns="http://www.w3.org/1998/Math/MathML">
  <semantics>
    <mrow>
      <mi>sin</mi>
      <mrow>
        <mrow>
          <mo stretchy="false">(</mo>
          <mo stretchy="false">θ</mo>
          <mo stretchy="false">)</mo>
        </mrow>
        <mi mathvariant="normal">=</mi>
        <mfrac>
          <mi mathvariant="italic">Opposite</mi>
          <mi mathvariant="italic">Hypothenous</mi>
        </mfrac>
      </mrow>
    </mrow>
    <annotation encoding="StarMath 5.0">Sin(%theta) = Opposite over Hypothenous</annotation>
  </semantics>
</math>
</file>

<file path=Object 43/content.xml><?xml version="1.0" encoding="utf-8"?>
<math xmlns="http://www.w3.org/1998/Math/MathML">
  <semantics>
    <mfenced open="" close="">
      <mrow>
        <mi>sin</mi>
        <mrow>
          <mrow>
            <mo stretchy="false">(</mo>
            <mi>A</mi>
            <mo stretchy="false">)</mo>
          </mrow>
          <mi mathvariant="normal">=</mi>
          <mfrac>
            <mi>h</mi>
            <mi>b</mi>
          </mfrac>
        </mrow>
      </mrow>
    </mfenced>
    <annotation encoding="StarMath 5.0">left ( sin(A) = h over b right )</annotation>
  </semantics>
</math>
</file>

<file path=Object 44/content.xml><?xml version="1.0" encoding="utf-8"?>
<math xmlns="http://www.w3.org/1998/Math/MathML">
  <semantics>
    <mrow>
      <mi>cos</mi>
      <mrow>
        <mrow>
          <mo stretchy="false">(</mo>
          <mo stretchy="false">θ</mo>
          <mo stretchy="false">)</mo>
        </mrow>
        <mi mathvariant="normal">=</mi>
        <mfrac>
          <mi mathvariant="italic">adjacent</mi>
          <mi mathvariant="italic">hypotenuse</mi>
        </mfrac>
      </mrow>
    </mrow>
    <annotation encoding="StarMath 5.0">cos(%theta)=adjacent over hypotenuse</annotation>
  </semantics>
</math>
</file>

<file path=Object 45/content.xml><?xml version="1.0" encoding="utf-8"?>
<math xmlns="http://www.w3.org/1998/Math/MathML">
  <semantics>
    <mfenced open="" close="">
      <mrow>
        <mi>cos</mi>
        <mrow>
          <mrow>
            <mo stretchy="false">(</mo>
            <mi>A</mi>
            <mo stretchy="false">)</mo>
          </mrow>
          <mi mathvariant="normal">=</mi>
          <mfrac>
            <mi>c</mi>
            <mi>b</mi>
          </mfrac>
        </mrow>
      </mrow>
    </mfenced>
    <annotation encoding="StarMath 5.0">left ( cos(A)=c over b right )</annotation>
  </semantics>
</math>
</file>

<file path=Object 46/content.xml><?xml version="1.0" encoding="utf-8"?>
<math xmlns="http://www.w3.org/1998/Math/MathML">
  <semantics>
    <mrow>
      <mi>tan</mi>
      <mrow>
        <mrow>
          <mo stretchy="false">(</mo>
          <mo stretchy="false">θ</mo>
          <mo stretchy="false">)</mo>
        </mrow>
        <mi mathvariant="normal">=</mi>
        <mfrac>
          <mi mathvariant="italic">Opposite</mi>
          <mi mathvariant="italic">Adjacent</mi>
        </mfrac>
      </mrow>
    </mrow>
    <annotation encoding="StarMath 5.0">tan(%theta)=Opposite over Adjacent</annotation>
  </semantics>
</math>
</file>

<file path=Object 47/content.xml><?xml version="1.0" encoding="utf-8"?>
<math xmlns="http://www.w3.org/1998/Math/MathML">
  <semantics>
    <mfenced open="" close="">
      <mrow>
        <mi>cos</mi>
        <mrow>
          <mrow>
            <mo stretchy="false">(</mo>
            <mi>A</mi>
            <mo stretchy="false">)</mo>
          </mrow>
          <mi mathvariant="normal">=</mi>
          <mfrac>
            <mi>h</mi>
            <mi>c</mi>
          </mfrac>
        </mrow>
      </mrow>
    </mfenced>
    <annotation encoding="StarMath 5.0">left ( cos(A)=h over c right )</annotation>
  </semantics>
</math>
</file>

<file path=Object 48/content.xml><?xml version="1.0" encoding="utf-8"?>
<math xmlns="http://www.w3.org/1998/Math/MathML">
  <semantics>
    <mrow>
      <mrow>
        <msub>
          <mi>V</mi>
          <mi>y</mi>
        </msub>
        <mi mathvariant="normal">=</mi>
        <mi mathvariant="italic">Vsin</mi>
      </mrow>
      <mrow>
        <mo stretchy="false">(</mo>
        <mo stretchy="false">θ</mo>
        <mo stretchy="false">)</mo>
      </mrow>
    </mrow>
    <annotation encoding="StarMath 5.0">V_y=Vsin(%theta)</annotation>
  </semantics>
</math>
</file>

<file path=Object 49/content.xml><?xml version="1.0" encoding="utf-8"?>
<math xmlns="http://www.w3.org/1998/Math/MathML">
  <semantics>
    <mrow>
      <mtext>|V|</mtext>
      <mi mathvariant="normal">=</mi>
      <msqrt>
        <mrow>
          <msubsup>
            <mi>V</mi>
            <mi>x</mi>
            <mn>2</mn>
          </msubsup>
          <mo stretchy="false">+</mo>
          <msubsup>
            <mi>V</mi>
            <mi>y</mi>
            <mn>2</mn>
          </msubsup>
        </mrow>
      </msqrt>
    </mrow>
    <annotation encoding="StarMath 5.0">"|V|"=sqrt{V_x^2+V_y^2}</annotation>
  </semantics>
</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Leibniz:</math:mtext>
          <math:mi/>
          <math:msup>
            <math:mi>f</math:mi>
            <math:mi>'</math:mi>
          </math:msup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frac>
              <math:mi math:fontstyle="italic">dy</math:mi>
              <math:mi math:fontstyle="italic">dx</math:mi>
            </math:mfrac>
          </math:mrow>
          <math:mi/>
          <math:msup>
            <math:mi>f</math:mi>
            <math:mrow>
              <math:mi>'</math:mi>
              <math:mi>'</math:mi>
            </math:mrow>
          </math:msup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frac>
              <math:msup>
                <math:mi>d</math:mi>
                <math:mn>2y</math:mn>
              </math:msup>
              <math:msup>
                <math:mi math:fontstyle="italic">dx</math:mi>
                <math:mn>2</math:mn>
              </math:msup>
            </math:mfrac>
          </math:mrow>
        </math:mrow>
      </math:mtr>
      <math:mtr>
        <math:mrow>
          <math:mtext>Newton :</math:mtext>
          <math:mi/>
          <math:msup>
            <math:mi>f</math:mi>
            <math:mi>'</math:mi>
          </math:msup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over math:accent="true">
              <math:mi>s</math:mi>
              <math:mo math:stretchy="false">˙</math:mo>
            </math:mover>
          </math:mrow>
          <math:mi/>
          <math:msup>
            <math:mi>f</math:mi>
            <math:mrow>
              <math:mi>'</math:mi>
              <math:mi>'</math:mi>
            </math:mrow>
          </math:msup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over math:accent="true">
              <math:mi>s</math:mi>
              <math:mo math:stretchy="false">¨</math:mo>
            </math:mover>
          </math:mrow>
        </math:mrow>
      </math:mtr>
    </math:mtable>
    <math:annotation math:encoding="StarMath 5.0">"Leibniz:"~f^'(x)={dy} over {dx}~~~f^{''}(x)={d^2y}over{dx^2} newline
"Newton :"~f^'(x)=dot s~~~f^{''}(x) = ddot s</math:annotation>
  </math:semantics>
</math:math>
</file>

<file path=Object 50/content.xml><?xml version="1.0" encoding="utf-8"?>
<math xmlns="http://www.w3.org/1998/Math/MathML">
  <semantics>
    <mrow>
      <mrow>
        <mo stretchy="false">θ</mo>
        <mi mathvariant="normal">=</mi>
        <msup>
          <mi>tan</mi>
          <mrow>
            <mi mathvariant="normal">−</mi>
            <mn>1</mn>
          </mrow>
        </msup>
      </mrow>
      <mrow>
        <mo stretchy="false">(</mo>
        <mfrac>
          <msub>
            <mi>V</mi>
            <mi>y</mi>
          </msub>
          <msub>
            <mi>V</mi>
            <mi>x</mi>
          </msub>
        </mfrac>
        <mo stretchy="false">)</mo>
      </mrow>
    </mrow>
    <annotation encoding="StarMath 5.0">%theta=tan^-1(V_y over V_x)</annotation>
  </semantics>
</math>
</file>

<file path=Object 51/content.xml><?xml version="1.0" encoding="utf-8"?>
<math xmlns="http://www.w3.org/1998/Math/MathML">
  <semantics>
    <mrow>
      <mrow>
        <msup>
          <mi mathvariant="italic">ax</mi>
          <mn>2</mn>
        </msup>
        <mo stretchy="false">+</mo>
        <mi mathvariant="italic">bx</mi>
      </mrow>
      <mo stretchy="false">+</mo>
      <mi>c</mi>
    </mrow>
    <annotation encoding="StarMath 5.0">ax^2+bx+c</annotation>
  </semantics>
</math>
</file>

<file path=Object 52/content.xml><?xml version="1.0" encoding="utf-8"?>
<math xmlns="http://www.w3.org/1998/Math/MathML">
  <semantics>
    <mrow>
      <mi>a</mi>
      <mfenced open="[" close="]">
        <mrow>
          <mrow>
            <msup>
              <mi>x</mi>
              <mn>2</mn>
            </msup>
            <mo stretchy="false">+</mo>
            <mfrac>
              <mi>b</mi>
              <mi>a</mi>
            </mfrac>
          </mrow>
          <mrow>
            <mi>x</mi>
            <mo stretchy="false">+</mo>
            <mfrac>
              <mi>c</mi>
              <mi>a</mi>
            </mfrac>
          </mrow>
        </mrow>
      </mfenced>
    </mrow>
    <annotation encoding="StarMath 5.0">a left [ x^2 + {b over a}x + {c over a} right ]</annotation>
  </semantics>
</math>
</file>

<file path=Object 53/content.xml><?xml version="1.0" encoding="utf-8"?>
<math xmlns="http://www.w3.org/1998/Math/MathML">
  <semantics>
    <mrow>
      <mfenced open="" close="">
        <mfrac>
          <mn>1</mn>
          <mn>2</mn>
        </mfrac>
      </mfenced>
      <mrow>
        <mfenced open="" close="">
          <mfrac>
            <mi>b</mi>
            <mi>a</mi>
          </mfrac>
        </mfenced>
        <mi mathvariant="normal">=</mi>
        <mfenced open="" close="">
          <mfrac>
            <mi>b</mi>
            <mn>2a</mn>
          </mfrac>
        </mfenced>
      </mrow>
    </mrow>
    <annotation encoding="StarMath 5.0">left ( {1 over 2} right ) left ( {b over a } right ) = left ({b over {2a}} right)</annotation>
  </semantics>
</math>
</file>

<file path=Object 54/content.xml><?xml version="1.0" encoding="utf-8"?>
<math xmlns="http://www.w3.org/1998/Math/MathML">
  <semantics>
    <mrow>
      <msup>
        <mfenced open="" close="">
          <mfrac>
            <mi>b</mi>
            <mn>2a</mn>
          </mfrac>
        </mfenced>
        <mn>2</mn>
      </msup>
      <mi mathvariant="normal">=</mi>
      <mfrac>
        <msup>
          <mi>b</mi>
          <mn>2</mn>
        </msup>
        <msup>
          <mn>4a</mn>
          <mn>2</mn>
        </msup>
      </mfrac>
    </mrow>
    <annotation encoding="StarMath 5.0">left ( { b over 2a} right )^2 = {b^2 over {4a^2}}</annotation>
  </semantics>
</math>
</file>

<file path=Object 55/content.xml><?xml version="1.0" encoding="utf-8"?>
<math xmlns="http://www.w3.org/1998/Math/MathML">
  <semantics>
    <mrow>
      <mi>a</mi>
      <mfenced open="[" close="]">
        <mrow>
          <mrow>
            <msup>
              <mi>x</mi>
              <mn>2</mn>
            </msup>
            <mo stretchy="false">+</mo>
            <mfrac>
              <mi>b</mi>
              <mi>a</mi>
            </mfrac>
          </mrow>
          <mrow>
            <mrow>
              <mrow>
                <mi>x</mi>
                <mo stretchy="false">+</mo>
                <mfrac>
                  <msup>
                    <mi>b</mi>
                    <mn>2</mn>
                  </msup>
                  <msup>
                    <mn>4a</mn>
                    <mn>2</mn>
                  </msup>
                </mfrac>
              </mrow>
              <mo stretchy="false">+</mo>
              <mfrac>
                <mi>c</mi>
                <mi>a</mi>
              </mfrac>
            </mrow>
            <mi mathvariant="normal">−</mi>
            <mfrac>
              <msup>
                <mi>b</mi>
                <mn>2</mn>
              </msup>
              <msup>
                <mn>4a</mn>
                <mn>2</mn>
              </msup>
            </mfrac>
          </mrow>
        </mrow>
      </mfenced>
    </mrow>
    <annotation encoding="StarMath 5.0">a left [ x^2 + {b over a}x + {b^2 over {4a^2}} + {c over a} - {b^2 over {4a^2}} right ]</annotation>
  </semantics>
</math>
</file>

<file path=Object 56/content.xml><?xml version="1.0" encoding="utf-8"?>
<math xmlns="http://www.w3.org/1998/Math/MathML">
  <semantics>
    <mrow>
      <mi>a</mi>
      <mfenced open="[" close="]">
        <mrow>
          <msup>
            <mfenced open="" close="">
              <mrow>
                <mi>x</mi>
                <mo stretchy="false">+</mo>
                <mfrac>
                  <mi>b</mi>
                  <mn>2a</mn>
                </mfrac>
              </mrow>
            </mfenced>
            <mn>2</mn>
          </msup>
          <mo stretchy="false">+</mo>
          <mfrac>
            <mrow>
              <mn>4ac</mn>
              <mi mathvariant="normal">−</mi>
              <msup>
                <mi>b</mi>
                <mn>2</mn>
              </msup>
            </mrow>
            <msup>
              <mn>4a</mn>
              <mn>2</mn>
            </msup>
          </mfrac>
        </mrow>
      </mfenced>
    </mrow>
    <annotation encoding="StarMath 5.0">a left [ left (x+{b over 2a} right) ^2+{{4ac - b^{2}}over {4a^{2}}} right ]</annotation>
  </semantics>
</math>
</file>

<file path=Object 57/content.xml><?xml version="1.0" encoding="utf-8"?>
<math xmlns="http://www.w3.org/1998/Math/MathML">
  <semantics>
    <mrow>
      <mi>a</mi>
      <mfenced open="[" close="]">
        <mrow>
          <mrow>
            <msup>
              <mfenced open="" close="">
                <mrow>
                  <mi>x</mi>
                  <mo stretchy="false">+</mo>
                  <mfrac>
                    <mi>b</mi>
                    <mn>2a</mn>
                  </mfrac>
                </mrow>
              </mfenced>
              <mn>2</mn>
            </msup>
            <mo stretchy="false">+</mo>
            <mfrac>
              <mi>c</mi>
              <mi>a</mi>
            </mfrac>
          </mrow>
          <mi mathvariant="normal">−</mi>
          <mfrac>
            <msup>
              <mi>b</mi>
              <mn>2</mn>
            </msup>
            <msup>
              <mn>4a</mn>
              <mn>2</mn>
            </msup>
          </mfrac>
        </mrow>
      </mfenced>
    </mrow>
    <annotation encoding="StarMath 5.0">a left [ left (x+{b over 2a} right) ^2+{c over a} - {b^2 over 4a^2} right ]
</annotation>
  </semantics>
</math>
</file>

<file path=Object 58/content.xml><?xml version="1.0" encoding="utf-8"?>
<math xmlns="http://www.w3.org/1998/Math/MathML">
  <semantics>
    <mrow>
      <mi>a</mi>
      <mfenced open="[" close="]">
        <mrow>
          <msup>
            <mfenced open="" close="">
              <mrow>
                <mi>x</mi>
                <mo stretchy="false">+</mo>
                <mfrac>
                  <mi>b</mi>
                  <mn>2a</mn>
                </mfrac>
              </mrow>
            </mfenced>
            <mn>2</mn>
          </msup>
          <mo stretchy="false">+</mo>
          <mfrac>
            <mrow>
              <msup>
                <mn>4a</mn>
                <mn>2</mn>
              </msup>
              <mrow>
                <mi>c</mi>
                <mi mathvariant="normal">−</mi>
                <msup>
                  <mi>b</mi>
                  <mn>2</mn>
                </msup>
              </mrow>
              <mi>a</mi>
            </mrow>
            <msup>
              <mn>4a</mn>
              <mn>3</mn>
            </msup>
          </mfrac>
        </mrow>
      </mfenced>
    </mrow>
    <annotation encoding="StarMath 5.0">a left [ left (x+{b over 2a} right) ^2+{{4a^{2}c - b^{2}a}over {4a^{3}}} right ]</annotation>
  </semantics>
</math>
</file>

<file path=Object 59/content.xml><?xml version="1.0" encoding="utf-8"?>
<math xmlns="http://www.w3.org/1998/Math/MathML">
  <semantics>
    <mrow>
      <mi>a</mi>
      <mrow>
        <msup>
          <mfenced open="" close="">
            <mrow>
              <mi>x</mi>
              <mo stretchy="false">+</mo>
              <mfrac>
                <mi>b</mi>
                <mn>2a</mn>
              </mfrac>
            </mrow>
          </mfenced>
          <mn>2</mn>
        </msup>
        <mo stretchy="false">+</mo>
        <mfrac>
          <mrow>
            <mn>4ac</mn>
            <mi mathvariant="normal">−</mi>
            <msup>
              <mi>b</mi>
              <mn>2</mn>
            </msup>
          </mrow>
          <mn>4a</mn>
        </mfrac>
      </mrow>
    </mrow>
    <annotation encoding="StarMath 5.0">a left ( x + {b over 2a} right )^2 + {{4ac-b^2}over{4a}}</annotation>
  </semantics>
</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row>
            <math:mo math:stretchy="false">(</math:mo>
            <math:msup>
              <math:mi>x</math:mi>
              <math:mi>a</math:mi>
            </math:msup>
            <math:mo math:stretchy="false">)</math:mo>
          </math:mrow>
          <math:mi>b</math:mi>
        </math:msup>
        <math:mo math:stretchy="false">=</math:mo>
        <math:msup>
          <math:mi>x</math:mi>
          <math:mrow>
            <math:mi>a</math:mi>
            <math:mo math:stretchy="false">∗</math:mo>
            <math:mi>b</math:mi>
          </math:mrow>
        </math:msup>
      </math:mrow>
      <math:mi/>
      <math:mrow>
        <math:mrow>
          <math:msup>
            <math:mrow>
              <math:mo math:stretchy="false">(</math:mo>
              <math:msup>
                <math:mn>2</math:mn>
                <math:mn>3</math:mn>
              </math:msup>
              <math:mo math:stretchy="false">)</math:mo>
            </math:mrow>
            <math:mn>2</math:mn>
          </math:msup>
          <math:mo math:stretchy="false">=</math:mo>
          <math:msup>
            <math:mrow>
              <math:mo math:stretchy="false">(</math:mo>
              <math:mrow>
                <math:mrow>
                  <math:mn>2</math:mn>
                  <math:mo math:stretchy="false">∗</math:mo>
                  <math:mn>2</math:mn>
                </math:mrow>
                <math:mo math:stretchy="false">∗</math:mo>
                <math:mn>2</math:mn>
              </math:mrow>
              <math:mo math:stretchy="false">)</math:mo>
            </math:mrow>
            <math:mn>2</math:mn>
          </math:msup>
        </math:mrow>
        <math:mo math:stretchy="false">=</math:mo>
        <math:mrow>
          <math:mo math:stretchy="false">(</math:mo>
          <math:mrow>
            <math:mrow>
              <math:mn>2</math:mn>
              <math:mo math:stretchy="false">∗</math:mo>
              <math:mn>2</math:mn>
            </math:mrow>
            <math:mo math:stretchy="false">∗</math:mo>
            <math:mn>2</math:mn>
          </math:mrow>
          <math:mo math:stretchy="false">)</math:mo>
        </math:mrow>
      </math:mrow>
      <math:mrow>
        <math:mrow>
          <math:mo math:stretchy="false">(</math:mo>
          <math:mrow>
            <math:mrow>
              <math:mn>2</math:mn>
              <math:mo math:stretchy="false">∗</math:mo>
              <math:mn>2</math:mn>
            </math:mrow>
            <math:mo math:stretchy="false">∗</math:mo>
            <math:mn>2</math:mn>
          </math:mrow>
          <math:mo math:stretchy="false">)</math:mo>
        </math:mrow>
        <math:mo math:stretchy="false">=</math:mo>
        <math:msup>
          <math:mn>2</math:mn>
          <math:mn>6</math:mn>
        </math:msup>
      </math:mrow>
    </math:mrow>
    <math:annotation math:encoding="StarMath 5.0">(x^a)^b = x^{a*b}~~~(2^3)^2=(2*2*2)^2=(2*2*2)(2*2*2)=2^6</math:annotation>
  </math:semantics>
</math:math>
</file>

<file path=Object 60/content.xml><?xml version="1.0" encoding="utf-8"?>
<math xmlns="http://www.w3.org/1998/Math/MathML">
  <semantics>
    <mrow>
      <mi>a</mi>
      <mrow>
        <msup>
          <mfenced open="" close="">
            <mrow>
              <mi>x</mi>
              <mo stretchy="false">+</mo>
              <mfrac>
                <mi>b</mi>
                <mn>2a</mn>
              </mfrac>
            </mrow>
          </mfenced>
          <mn>2</mn>
        </msup>
        <mi mathvariant="normal">=</mi>
        <mrow>
          <mi mathvariant="normal">−</mi>
          <mfrac>
            <mrow>
              <mn>4ac</mn>
              <mi mathvariant="normal">−</mi>
              <msup>
                <mi>b</mi>
                <mn>2</mn>
              </msup>
            </mrow>
            <mn>4a</mn>
          </mfrac>
        </mrow>
      </mrow>
    </mrow>
    <annotation encoding="StarMath 5.0">a left ( x + {b over 2a} right )^2 = -{{4ac-b^2}over{4a}}</annotation>
  </semantics>
</math>
</file>

<file path=Object 61/content.xml><?xml version="1.0" encoding="utf-8"?>
<math xmlns="http://www.w3.org/1998/Math/MathML">
  <semantics>
    <mrow>
      <mi>x</mi>
      <mi mathvariant="normal">=</mi>
      <mrow>
        <mi mathvariant="normal">−</mi>
        <mfrac>
          <mi>b</mi>
          <mn>2a</mn>
        </mfrac>
      </mrow>
    </mrow>
    <annotation encoding="StarMath 5.0">x=-{b over {2a}}</annotation>
  </semantics>
</math>
</file>

<file path=Object 62/content.xml><?xml version="1.0" encoding="utf-8"?>
<math xmlns="http://www.w3.org/1998/Math/MathML">
  <semantics>
    <mrow>
      <mi>y</mi>
      <mi mathvariant="normal">=</mi>
      <mfrac>
        <mrow>
          <mn>4ac</mn>
          <mi mathvariant="normal">−</mi>
          <msup>
            <mi>b</mi>
            <mn>2</mn>
          </msup>
        </mrow>
        <mn>4a</mn>
      </mfrac>
    </mrow>
    <annotation encoding="StarMath 5.0">y={{4ac-b^2} over {4a}}</annotation>
  </semantics>
</math>
</file>

<file path=Object 63/content.xml><?xml version="1.0" encoding="utf-8"?>
<math xmlns="http://www.w3.org/1998/Math/MathML">
  <semantics>
    <mrow>
      <msup>
        <mfenced open="" close="">
          <mrow>
            <mi>x</mi>
            <mo stretchy="false">+</mo>
            <mfrac>
              <mi>b</mi>
              <mn>2a</mn>
            </mfrac>
          </mrow>
        </mfenced>
        <mn>2</mn>
      </msup>
      <mi mathvariant="normal">=</mi>
      <mrow>
        <mi mathvariant="normal">−</mi>
        <mfrac>
          <mrow>
            <mn>4ac</mn>
            <mi mathvariant="normal">−</mi>
            <msup>
              <mi>b</mi>
              <mn>2</mn>
            </msup>
          </mrow>
          <msup>
            <mn>4a</mn>
            <mn>2</mn>
          </msup>
        </mfrac>
      </mrow>
    </mrow>
    <annotation encoding="StarMath 5.0">left ( x+{b over {2a}} right ) ^2 = -{{4ac - b^2} over {4a^2}}</annotation>
  </semantics>
</math>
</file>

<file path=Object 64/content.xml><?xml version="1.0" encoding="utf-8"?>
<math xmlns="http://www.w3.org/1998/Math/MathML">
  <semantics>
    <mrow>
      <mrow>
        <mi>x</mi>
        <mo stretchy="false">+</mo>
        <mfrac>
          <mi>b</mi>
          <mn>2a</mn>
        </mfrac>
      </mrow>
      <mi mathvariant="normal">=</mi>
      <mrow>
        <mi mathvariant="normal">±</mi>
        <msqrt>
          <mfrac>
            <mrow>
              <mn>4ac</mn>
              <mi mathvariant="normal">−</mi>
              <msup>
                <mi>b</mi>
                <mn>2</mn>
              </msup>
            </mrow>
            <msup>
              <mn>4a</mn>
              <mn>2</mn>
            </msup>
          </mfrac>
        </msqrt>
      </mrow>
    </mrow>
    <annotation encoding="StarMath 5.0">x+{b over {2a}}= +-sqrt{{4ac - b^2} over {4a^2}}</annotation>
  </semantics>
</math>
</file>

<file path=Object 65/content.xml><?xml version="1.0" encoding="utf-8"?>
<math xmlns="http://www.w3.org/1998/Math/MathML">
  <semantics>
    <mrow>
      <mrow>
        <mi>x</mi>
        <mo stretchy="false">+</mo>
        <mfrac>
          <mi>b</mi>
          <mn>2a</mn>
        </mfrac>
      </mrow>
      <mi mathvariant="normal">=</mi>
      <mfrac>
        <mrow>
          <mi mathvariant="normal">±</mi>
          <msqrt>
            <mrow>
              <mn>4ac</mn>
              <mi mathvariant="normal">−</mi>
              <msup>
                <mi>b</mi>
                <mn>2</mn>
              </msup>
            </mrow>
          </msqrt>
        </mrow>
        <mn>2a</mn>
      </mfrac>
    </mrow>
    <annotation encoding="StarMath 5.0">x+{b over 2a}={{+- sqrt{4ac-b^2}} over {2a}}</annotation>
  </semantics>
</math>
</file>

<file path=Object 66/content.xml><?xml version="1.0" encoding="utf-8"?>
<math xmlns="http://www.w3.org/1998/Math/MathML">
  <semantics>
    <mrow>
      <mi>x</mi>
      <mi mathvariant="normal">=</mi>
      <mfrac>
        <mrow>
          <mrow>
            <mi mathvariant="normal">−</mi>
            <mi>b</mi>
          </mrow>
          <mi mathvariant="normal">±</mi>
          <msqrt>
            <mrow>
              <mn>4ac</mn>
              <mi mathvariant="normal">−</mi>
              <msup>
                <mi>b</mi>
                <mn>2</mn>
              </msup>
            </mrow>
          </msqrt>
        </mrow>
        <mn>2a</mn>
      </mfrac>
    </mrow>
    <annotation encoding="StarMath 5.0">x={{-b +- sqrt{4ac -b^2} }over{2a}}</annotation>
  </semantics>
</math>
</file>

<file path=Object 67/content.xml><?xml version="1.0" encoding="utf-8"?>
<math xmlns="http://www.w3.org/1998/Math/MathML">
  <semantics>
    <mrow>
      <mo stretchy="false">Δ</mo>
      <mi mathvariant="normal">=</mi>
      <mrow>
        <msup>
          <mi>b</mi>
          <mn>2</mn>
        </msup>
        <mi mathvariant="normal">−</mi>
        <mn>4ac</mn>
      </mrow>
    </mrow>
    <annotation encoding="StarMath 5.0">%DELTA={b^2-4ac}</annotation>
  </semantics>
</math>
</file>

<file path=Object 68/content.xml><?xml version="1.0" encoding="utf-8"?>
<math xmlns="http://www.w3.org/1998/Math/MathML">
  <semantics>
    <mrow>
      <mo stretchy="false">Δ</mo>
      <mo stretchy="false">&gt;</mo>
      <mn>0</mn>
    </mrow>
    <annotation encoding="StarMath 5.0">%DELTA &gt;0</annotation>
  </semantics>
</math>
</file>

<file path=Object 69/content.xml><?xml version="1.0" encoding="utf-8"?>
<math xmlns="http://www.w3.org/1998/Math/MathML">
  <semantics>
    <mrow>
      <mo stretchy="false">Δ</mo>
      <mi mathvariant="normal">=</mi>
      <mn>0</mn>
    </mrow>
    <annotation encoding="StarMath 5.0">%DELTA=0</annotation>
  </semantics>
</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x</math:mi>
            <math:mo math:stretchy="false">=</math:mo>
            <math:msup>
              <math:mi>a</math:mi>
              <math:mi>p</math:mi>
            </math:msup>
          </math:mrow>
          <math:mi/>
          <math:mo math:stretchy="false">⇒</math:mo>
          <math:mi/>
          <math:msub>
            <math:mi>log</math:mi>
            <math:mi>a</math:mi>
          </math:msub>
          <math:mrow>
            <math:mi>x</math:mi>
            <math:mo math:stretchy="false">=</math:mo>
            <math:mi>p</math:mi>
          </math:mrow>
        </math:mrow>
      </math:mtr>
      <math:mtr>
        <math:mrow>
          <math:mrow>
            <math:mn>1</math:mn>
            <math:mo math:stretchy="false">=</math:mo>
            <math:msup>
              <math:mi>a</math:mi>
              <math:mn>0</math:mn>
            </math:msup>
          </math:mrow>
          <math:mi/>
          <math:mo math:stretchy="false">⇒</math:mo>
          <math:mi/>
          <math:msub>
            <math:mi>log</math:mi>
            <math:mi>a</math:mi>
          </math:msub>
          <math:mrow>
            <math:mn>1</math:mn>
            <math:mo math:stretchy="false">=</math:mo>
            <math:mn>0</math:mn>
          </math:mrow>
        </math:mrow>
      </math:mtr>
      <math:mtr>
        <math:mrow>
          <math:mrow>
            <math:msup>
              <math:mi>a</math:mi>
              <math:mn>1</math:mn>
            </math:msup>
            <math:mo math:stretchy="false">=</math:mo>
            <math:mi>a</math:mi>
          </math:mrow>
          <math:mi/>
          <math:mo math:stretchy="false">⇒</math:mo>
          <math:mi/>
          <math:msub>
            <math:mi>log</math:mi>
            <math:mi>a</math:mi>
          </math:msub>
          <math:mrow>
            <math:mi>a</math:mi>
            <math:mo math:stretchy="false">=</math:mo>
            <math:mn>1</math:mn>
          </math:mrow>
        </math:mrow>
      </math:mtr>
      <math:mtr>
        <math:mrow>
          <math:mrow>
            <math:mfrac>
              <math:mn>1</math:mn>
              <math:mi>a</math:mi>
            </math:mfrac>
            <math:mo math:stretchy="false">=</math:mo>
            <math:msup>
              <math:mi>a</math:mi>
              <math:mrow>
                <math:mo math:stretchy="false">−</math:mo>
                <math:mn>1</math:mn>
              </math:mrow>
            </math:msup>
          </math:mrow>
          <math:mi/>
          <math:mo math:stretchy="false">⇒</math:mo>
          <math:mi/>
          <math:msub>
            <math:mi>log</math:mi>
            <math:mi>a</math:mi>
          </math:msub>
          <math:mrow>
            <math:mfenced math:open="" math:close="">
              <math:mfrac>
                <math:mn>1</math:mn>
                <math:mi>a</math:mi>
              </math:mfrac>
            </math:mfenced>
            <math:mo math:stretchy="false">=</math:mo>
            <math:mrow>
              <math:mo math:stretchy="false">−</math:mo>
              <math:mn>1</math:mn>
            </math:mrow>
          </math:mrow>
        </math:mrow>
      </math:mtr>
    </math:mtable>
    <math:annotation math:encoding="StarMath 5.0">x=a^p~~drarrow~~log_a x = p	newline
1=a^0~~drarrow~~log_a 1 = 0 newline
a^1=a~~drarrow~~log_a a = 1 newline
1 over a = a^-1 ~~drarrow~~ log_a left(1 over a right) = -1</math:annotation>
  </math:semantics>
</math:math>
</file>

<file path=Object 70/content.xml><?xml version="1.0" encoding="utf-8"?>
<math xmlns="http://www.w3.org/1998/Math/MathML">
  <semantics>
    <mrow>
      <mo stretchy="false">Δ</mo>
      <mo stretchy="false">&lt;</mo>
      <mn>0</mn>
    </mrow>
    <annotation encoding="StarMath 5.0">%DELTA &lt;0</annotation>
  </semantics>
</math>
</file>

<file path=Object 71/content.xml><?xml version="1.0" encoding="utf-8"?>
<math xmlns="http://www.w3.org/1998/Math/MathML">
  <semantics>
    <mrow>
      <mrow>
        <mrow>
          <msup>
            <mn>3x</mn>
            <mn>2</mn>
          </msup>
          <mo stretchy="false">+</mo>
          <mn>7x</mn>
        </mrow>
        <mi mathvariant="normal">−</mi>
        <mn>6</mn>
      </mrow>
      <mi mathvariant="normal">⇒</mi>
      <mn>3</mn>
      <mfenced open="[" close="]">
        <mrow>
          <mrow>
            <msup>
              <mi>x</mi>
              <mn>2</mn>
            </msup>
            <mo stretchy="false">+</mo>
            <mfrac>
              <mn>7</mn>
              <mn>3</mn>
            </mfrac>
          </mrow>
          <mrow>
            <mi>x</mi>
            <mi mathvariant="normal">−</mi>
            <mfrac>
              <mn>6</mn>
              <mn>3</mn>
            </mfrac>
          </mrow>
        </mrow>
      </mfenced>
      <mi/>
      <mfenced open="" close="">
        <mfrac>
          <mn>1</mn>
          <mn>2</mn>
        </mfrac>
      </mfenced>
      <mrow>
        <mfenced open="" close="">
          <mfrac>
            <mn>7</mn>
            <mn>3</mn>
          </mfrac>
        </mfenced>
        <mi mathvariant="normal">=</mi>
        <mfrac>
          <mn>7</mn>
          <mn>6</mn>
        </mfrac>
      </mrow>
      <mi/>
      <mrow>
        <msup>
          <mfenced open="" close="">
            <mfrac>
              <mn>7</mn>
              <mn>6</mn>
            </mfrac>
          </mfenced>
          <mn>2</mn>
        </msup>
        <mi mathvariant="normal">=</mi>
        <mfenced open="" close="">
          <mfrac>
            <mn>49</mn>
            <mn>36</mn>
          </mfrac>
        </mfenced>
      </mrow>
    </mrow>
    <annotation encoding="StarMath 5.0">3x^2+7x-6 drarrow 3 left [ x^2+{7 over 3}x -{6 over 3} right ]~~~~~~left( 1 over 2 right) left (7 over 3 right )={7 over 6}~~~left ( 7 over 6 right )^2 = left ( 49 over 36 right )</annotation>
  </semantics>
</math>
</file>

<file path=Object 72/content.xml><?xml version="1.0" encoding="utf-8"?>
<math xmlns="http://www.w3.org/1998/Math/MathML">
  <semantics>
    <mrow>
      <mn>3</mn>
      <mfenced open="[" close="]">
        <mrow>
          <mrow>
            <msup>
              <mi>x</mi>
              <mn>2</mn>
            </msup>
            <mo stretchy="false">+</mo>
            <mfrac>
              <mn>7</mn>
              <mn>3</mn>
            </mfrac>
          </mrow>
          <mrow>
            <mrow>
              <mrow>
                <mi>x</mi>
                <mo stretchy="false">+</mo>
                <mfrac>
                  <mn>49</mn>
                  <mn>36</mn>
                </mfrac>
              </mrow>
              <mi mathvariant="normal">−</mi>
              <mfrac>
                <mn>6</mn>
                <mn>3</mn>
              </mfrac>
            </mrow>
            <mi mathvariant="normal">−</mi>
            <mfrac>
              <mn>49</mn>
              <mn>36</mn>
            </mfrac>
          </mrow>
        </mrow>
      </mfenced>
    </mrow>
    <annotation encoding="StarMath 5.0">3 left [ x^2 + {7 over 3}x + {49 over 36} - {6 over 3} - {49 over 36} right ]</annotation>
  </semantics>
</math>
</file>

<file path=Object 73/content.xml><?xml version="1.0" encoding="utf-8"?>
<math xmlns="http://www.w3.org/1998/Math/MathML">
  <semantics>
    <mrow>
      <mn>3</mn>
      <mfenced open="[" close="]">
        <mrow>
          <msup>
            <mfenced open="" close="">
              <mrow>
                <mi>x</mi>
                <mo stretchy="false">+</mo>
                <mfrac>
                  <mn>7</mn>
                  <mn>6</mn>
                </mfrac>
              </mrow>
            </mfenced>
            <mn>2</mn>
          </msup>
          <mi mathvariant="normal">−</mi>
          <mfrac>
            <mn>121</mn>
            <mn>36</mn>
          </mfrac>
        </mrow>
      </mfenced>
    </mrow>
    <annotation encoding="StarMath 5.0">3 left [ left (x+{7 over 6} right )^2 - {121 over 36} right ]</annotation>
  </semantics>
</math>
</file>

<file path=Object 74/content.xml><?xml version="1.0" encoding="utf-8"?>
<math xmlns="http://www.w3.org/1998/Math/MathML">
  <semantics>
    <mrow>
      <mn>3</mn>
      <mrow>
        <msup>
          <mfenced open="" close="">
            <mrow>
              <mi>x</mi>
              <mo stretchy="false">+</mo>
              <mfrac>
                <mn>7</mn>
                <mn>6</mn>
              </mfrac>
            </mrow>
          </mfenced>
          <mn>2</mn>
        </msup>
        <mi mathvariant="normal">−</mi>
        <mfrac>
          <mn>121</mn>
          <mn>12</mn>
        </mfrac>
      </mrow>
    </mrow>
    <annotation encoding="StarMath 5.0">3 left( x+ {7 over 6} right )^2 - {121 over 12}</annotation>
  </semantics>
</math>
</file>

<file path=Object 76/content.xml><?xml version="1.0" encoding="utf-8"?>
<math xmlns="http://www.w3.org/1998/Math/MathML">
  <semantics>
    <mrow>
      <msup>
        <mfenced open="" close="">
          <mrow>
            <mi>x</mi>
            <mo stretchy="false">+</mo>
            <mfrac>
              <mn>7</mn>
              <mn>6</mn>
            </mfrac>
          </mrow>
        </mfenced>
        <mn>2</mn>
      </msup>
      <mi mathvariant="normal">=</mi>
      <mfrac>
        <mn>121</mn>
        <mn>36</mn>
      </mfrac>
    </mrow>
    <annotation encoding="StarMath 5.0">left ( x+ {7 over 6} right)^2={121 over 36}</annotation>
  </semantics>
</math>
</file>

<file path=Object 77/content.xml><?xml version="1.0" encoding="utf-8"?>
<math xmlns="http://www.w3.org/1998/Math/MathML">
  <semantics>
    <mrow>
      <mrow>
        <mi>x</mi>
        <mo stretchy="false">+</mo>
        <mfrac>
          <mn>7</mn>
          <mn>6</mn>
        </mfrac>
      </mrow>
      <mi mathvariant="normal">=</mi>
      <mrow>
        <mi mathvariant="normal">±</mi>
        <msqrt>
          <mfrac>
            <mn>121</mn>
            <mn>36</mn>
          </mfrac>
        </msqrt>
      </mrow>
    </mrow>
    <annotation encoding="StarMath 5.0">x+{7 over 6} = +-sqrt{121 over 36}</annotation>
  </semantics>
</math>
</file>

<file path=Object 78/content.xml><?xml version="1.0" encoding="utf-8"?>
<math xmlns="http://www.w3.org/1998/Math/MathML">
  <semantics>
    <mrow>
      <mi>x</mi>
      <mi mathvariant="normal">=</mi>
      <mrow>
        <mi mathvariant="normal">−</mi>
        <mfrac>
          <mrow>
            <mn>7</mn>
            <mi mathvariant="normal">±</mi>
            <mn>11</mn>
          </mrow>
          <mn>6</mn>
        </mfrac>
      </mrow>
    </mrow>
    <annotation encoding="StarMath 5.0">x=-{{7 +- 11 }over{6}}</annotation>
  </semantics>
</math>
</file>

<file path=Object 79/content.xml><?xml version="1.0" encoding="utf-8"?>
<math xmlns="http://www.w3.org/1998/Math/MathML">
  <semantics>
    <mrow>
      <mo stretchy="false">(</mo>
      <mrow>
        <mrow>
          <mo stretchy="false">Δ</mo>
          <mi mathvariant="normal">=</mi>
          <mn>121</mn>
        </mrow>
        <mo stretchy="false">&gt;</mo>
        <mn>0</mn>
      </mrow>
      <mo stretchy="false">)</mo>
    </mrow>
    <annotation encoding="StarMath 5.0">(%DELTA=121 &gt; 0)</annotation>
  </semantics>
</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log</math:mi>
            <math:mi>a</math:mi>
          </math:msub>
          <math:mrow>
            <math:mrow>
              <math:mo math:stretchy="false">(</math:mo>
              <math:mi math:fontstyle="italic">xy</math:mi>
              <math:mo math:stretchy="false">)</math:mo>
            </math:mrow>
            <math:mo math:stretchy="false">=</math:mo>
            <math:msub>
              <math:mi>log</math:mi>
              <math:mi>a</math:mi>
            </math:msub>
          </math:mrow>
          <math:mrow>
            <math:mi>x</math:mi>
            <math:mo math:stretchy="false">+</math:mo>
            <math:msub>
              <math:mi>log</math:mi>
              <math:mi>a</math:mi>
            </math:msub>
          </math:mrow>
          <math:mi>y</math:mi>
        </math:mrow>
      </math:mtr>
      <math:mtr>
        <math:mrow>
          <math:msub>
            <math:mi>log</math:mi>
            <math:mi>a</math:mi>
          </math:msub>
          <math:mrow>
            <math:mfenced math:open="" math:close="">
              <math:mfrac>
                <math:mi>x</math:mi>
                <math:mi>y</math:mi>
              </math:mfrac>
            </math:mfenced>
            <math:mo math:stretchy="false">=</math:mo>
            <math:msub>
              <math:mi>log</math:mi>
              <math:mi>a</math:mi>
            </math:msub>
          </math:mrow>
          <math:mrow>
            <math:mi>x</math:mi>
            <math:mo math:stretchy="false">−</math:mo>
            <math:msub>
              <math:mi>log</math:mi>
              <math:mi>a</math:mi>
            </math:msub>
          </math:mrow>
          <math:mi>y</math:mi>
        </math:mrow>
      </math:mtr>
      <math:mtr>
        <math:mrow>
          <math:msub>
            <math:mi>log</math:mi>
            <math:mi>a</math:mi>
          </math:msub>
          <math:mrow>
            <math:mfenced math:open="" math:close="">
              <math:mfrac>
                <math:mn>1</math:mn>
                <math:mi>y</math:mi>
              </math:mfrac>
            </math:mfenced>
            <math:mo math:stretchy="false">=</math:mo>
            <math:mrow>
              <math:mo math:stretchy="false">−</math:mo>
              <math:msub>
                <math:mi>log</math:mi>
                <math:mi>a</math:mi>
              </math:msub>
            </math:mrow>
          </math:mrow>
          <math:mi>y</math:mi>
        </math:mrow>
      </math:mtr>
      <math:mtr>
        <math:mrow>
          <math:msub>
            <math:mi>log</math:mi>
            <math:mi>a</math:mi>
          </math:msub>
          <math:mrow>
            <math:mrow>
              <math:mo math:stretchy="false">(</math:mo>
              <math:msup>
                <math:mi>x</math:mi>
                <math:mi>p</math:mi>
              </math:msup>
              <math:mo math:stretchy="false">)</math:mo>
            </math:mrow>
            <math:mo math:stretchy="false">=</math:mo>
            <math:mrow>
              <math:mi>p</math:mi>
              <math:mo math:stretchy="false">∗</math:mo>
              <math:msub>
                <math:mi>log</math:mi>
                <math:mi>a</math:mi>
              </math:msub>
            </math:mrow>
          </math:mrow>
          <math:mi>x</math:mi>
        </math:mrow>
      </math:mtr>
    </math:mtable>
    <math:annotation math:encoding="StarMath 5.0">log_a(xy) = log_a x + log_a y newline
log_a left( {x} over {y} right )= log_a x - log_a y newline
log_a left( {1} over {y} right )=-log_a y newline
log_a (x^p) = p*log_a x
  </math:annotation>
  </math:semantics>
</math:math>
</file>

<file path=Object 9/content.xml><?xml version="1.0" encoding="utf-8"?>
<math xmlns="http://www.w3.org/1998/Math/MathML">
  <semantics>
    <mtable>
      <mtr>
        <mtd>
          <mrow>
            <mtext>Sum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row>
              <mrow>
                <mo stretchy="false">(</mo>
                <mi>x</mi>
                <mo stretchy="false">)</mo>
              </mrow>
              <mo stretchy="false">+</mo>
              <mi>g</mi>
            </mrow>
            <mrow>
              <mo stretchy="false">(</mo>
              <mi>x</mi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i>'</mi>
            <mrow>
              <mrow>
                <mo stretchy="false">(</mo>
                <mi>x</mi>
                <mo stretchy="false">)</mo>
              </mrow>
              <mo stretchy="false">+</mo>
              <mi>g</mi>
            </mrow>
            <mi>'</mi>
            <mrow>
              <mo stretchy="false">(</mo>
              <mi>x</mi>
              <mo stretchy="false">)</mo>
            </mrow>
          </mrow>
        </mtd>
      </mtr>
      <mtr>
        <mtd>
          <mrow>
            <mtext>Constant multiple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 mathvariant="italic">cf</mi>
            </mrow>
            <mrow>
              <mo stretchy="false">(</mo>
              <mi>x</mi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i mathvariant="italic">cf</mi>
            </mrow>
            <mi>'</mi>
            <mrow>
              <mo stretchy="false">(</mo>
              <mi>x</mi>
              <mo stretchy="false">)</mo>
            </mrow>
          </mrow>
        </mtd>
      </mtr>
      <mtr>
        <mtd>
          <mrow>
            <mtext>Product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row>
              <mo stretchy="false">(</mo>
              <mi>x</mi>
              <mo stretchy="false">)</mo>
            </mrow>
            <mi>g</mi>
            <mrow>
              <mo stretchy="false">(</mo>
              <mi>x</mi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i>'</mi>
            <mrow>
              <mo stretchy="false">(</mo>
              <mi>x</mi>
              <mo stretchy="false">)</mo>
            </mrow>
            <mi>g</mi>
            <mrow>
              <mrow>
                <mo stretchy="false">(</mo>
                <mi>x</mi>
                <mo stretchy="false">)</mo>
              </mrow>
              <mo stretchy="false">+</mo>
              <mi>f</mi>
            </mrow>
            <mrow>
              <mo stretchy="false">(</mo>
              <mi>x</mi>
              <mo stretchy="false">)</mo>
            </mrow>
            <mi>g</mi>
            <mi>'</mi>
            <mrow>
              <mo stretchy="false">(</mo>
              <mi>x</mi>
              <mo stretchy="false">)</mo>
            </mrow>
          </mrow>
        </mtd>
      </mtr>
      <mtr>
        <mtd>
          <mrow>
            <mtext>Quotient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row>
              <mrow>
                <mo stretchy="false">(</mo>
                <mi>x</mi>
                <mo stretchy="false">)</mo>
              </mrow>
              <mi mathvariant="normal">/</mi>
              <mi>g</mi>
            </mrow>
            <mrow>
              <mo stretchy="false">(</mo>
              <mi>x</mi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frac>
                <mrow>
                  <mi>g</mi>
                  <mrow>
                    <mo stretchy="false">(</mo>
                    <mi>x</mi>
                    <mo stretchy="false">)</mo>
                  </mrow>
                  <mi>f</mi>
                  <mi>'</mi>
                  <mrow>
                    <mrow>
                      <mo stretchy="false">(</mo>
                      <mi>x</mi>
                      <mo stretchy="false">)</mo>
                    </mrow>
                    <mi mathvariant="normal">−</mi>
                    <mi>f</mi>
                  </mrow>
                  <mrow>
                    <mo stretchy="false">(</mo>
                    <mi>x</mi>
                    <mo stretchy="false">)</mo>
                  </mrow>
                  <mi>g</mi>
                  <mi>'</mi>
                  <mrow>
                    <mo stretchy="false">(</mo>
                    <mi>x</mi>
                    <mo stretchy="false">)</mo>
                  </mrow>
                </mrow>
                <msup>
                  <mrow>
                    <mo stretchy="false">(</mo>
                    <mrow>
                      <mi>g</mi>
                      <mrow>
                        <mo stretchy="false">(</mo>
                        <mi>x</mi>
                        <mo stretchy="false">)</mo>
                      </mrow>
                    </mrow>
                    <mo stretchy="false">)</mo>
                  </mrow>
                  <mn>2</mn>
                </msup>
              </mfrac>
            </mrow>
          </mrow>
        </mtd>
      </mtr>
      <mtr>
        <mtd>
          <mrow>
            <mtext>Composite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>g</mi>
            </mrow>
            <mrow>
              <mo stretchy="false">(</mo>
              <mrow>
                <mi>f</mi>
                <mrow>
                  <mo stretchy="false">(</mo>
                  <mi>x</mi>
                  <mo stretchy="false">)</mo>
                </mrow>
              </mrow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i>g</mi>
            </mrow>
            <mi>'</mi>
            <mrow>
              <mo stretchy="false">(</mo>
              <mrow>
                <mi>f</mi>
                <mrow>
                  <mo stretchy="false">(</mo>
                  <mi>x</mi>
                  <mo stretchy="false">)</mo>
                </mrow>
              </mrow>
              <mo stretchy="false">)</mo>
            </mrow>
            <mi>f</mi>
            <mi>'</mi>
            <mrow>
              <mo stretchy="false">(</mo>
              <mi>x</mi>
              <mo stretchy="false">)</mo>
            </mrow>
          </mrow>
        </mtd>
      </mtr>
    </mtable>
    <annotation encoding="StarMath 5.0">"Sum rule:"~ k(x)=f(x)+g(x) drarrow k'(x)=f'(x)+g'(x) newline
"Constant multiple rule:"~ k(x)=cf(x) drarrow k'(x)=cf'(x) newline
"Product rule:"~k(x) = f(x)g(x) drarrow k'(x)=f'(x)g(x)+f(x)g'(x) newline 
"Quotient rule:"~k(x)=f(x)/g(x) drarrow k'(x)={g(x)f'(x)-f(x)g'(x)} over{(g(x))^2}newline
"Composite rule:"~k(x)=g(f(x)) drarrow k'(x)=g'(f(x))f'(x)</annotation>
  </semantics>
</math>
</file>